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440.26mm" svg:height="225.8mm" svg:x="68.56mm" svg:y="4200.26mm">
            <draw:object draw:notify-on-update-of-ranges="Arkusz1.B2:Arkusz1.B1000 Arkusz1.C2:Arkusz1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46574" calcext:value-type="float">
            <text:p>0,34657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32408" calcext:value-type="float">
            <text:p>0,7324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93147" calcext:value-type="float">
            <text:p>0,693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65663" calcext:value-type="float">
            <text:p>0,9656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9588" calcext:value-type="float">
            <text:p>0,895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111949" calcext:value-type="float">
            <text:p>1,1119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039721" calcext:value-type="float">
            <text:p>1,0397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76544" calcext:value-type="float">
            <text:p>0,9765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21034" calcext:value-type="float">
            <text:p>0,92103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89952" calcext:value-type="float">
            <text:p>1,0899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035378" calcext:value-type="float">
            <text:p>1,0353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183823" calcext:value-type="float">
            <text:p>1,1838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131025" calcext:value-type="float">
            <text:p>1,1310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08322" calcext:value-type="float">
            <text:p>1,083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039721" calcext:value-type="float">
            <text:p>1,0397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166617" calcext:value-type="float">
            <text:p>1,1666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124033" calcext:value-type="float">
            <text:p>1,1240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239764" calcext:value-type="float">
            <text:p>1,23976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198293" calcext:value-type="float">
            <text:p>1,19829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159818" calcext:value-type="float">
            <text:p>1,15981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124015" calcext:value-type="float">
            <text:p>1,1240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226933" calcext:value-type="float">
            <text:p>1,22693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19177" calcext:value-type="float">
            <text:p>1,1917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127803" calcext:value-type="float">
            <text:p>1,1278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098612" calcext:value-type="float">
            <text:p>1,0986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071066" calcext:value-type="float">
            <text:p>1,07106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161136" calcext:value-type="float">
            <text:p>1,1611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133732" calcext:value-type="float">
            <text:p>1,13373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218512" calcext:value-type="float">
            <text:p>1,21851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191347" calcext:value-type="float">
            <text:p>1,19134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.165503" calcext:value-type="float">
            <text:p>1,16550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140881" calcext:value-type="float">
            <text:p>1,14088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117395" calcext:value-type="float">
            <text:p>1,11739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.094964" calcext:value-type="float">
            <text:p>1,09496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171109" calcext:value-type="float">
            <text:p>1,17110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148711" calcext:value-type="float">
            <text:p>1,14871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12725" calcext:value-type="float">
            <text:p>1,127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106664" calcext:value-type="float">
            <text:p>1,10666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.177474" calcext:value-type="float">
            <text:p>1,17747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156898" calcext:value-type="float">
            <text:p>1,15689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224577" calcext:value-type="float">
            <text:p>1,22457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20406" calcext:value-type="float">
            <text:p>1,2040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184295" calcext:value-type="float">
            <text:p>1,18429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65239" calcext:value-type="float">
            <text:p>1,16523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228771" calcext:value-type="float">
            <text:p>1,22877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20975" calcext:value-type="float">
            <text:p>1,2097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91374" calcext:value-type="float">
            <text:p>1,1913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173607" calcext:value-type="float">
            <text:p>1,17360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.156419" calcext:value-type="float">
            <text:p>1,15641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139782" calcext:value-type="float">
            <text:p>1,13978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.198579" calcext:value-type="float">
            <text:p>1,19857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.181921" calcext:value-type="float">
            <text:p>1,18192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16577" calcext:value-type="float">
            <text:p>1,1657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1501" calcext:value-type="float">
            <text:p>1,150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.134892" calcext:value-type="float">
            <text:p>1,13489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120122" calcext:value-type="float">
            <text:p>1,12012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174884" calcext:value-type="float">
            <text:p>1,17488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160064" calcext:value-type="float">
            <text:p>1,16006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213045" calcext:value-type="float">
            <text:p>1,21304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1982" calcext:value-type="float">
            <text:p>1,198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183753" calcext:value-type="float">
            <text:p>1,18375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169686" calcext:value-type="float">
            <text:p>1,16968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155984" calcext:value-type="float">
            <text:p>1,15598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142633" calcext:value-type="float">
            <text:p>1,14263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192376" calcext:value-type="float">
            <text:p>1,19237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17898" calcext:value-type="float">
            <text:p>1,1789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.165913" calcext:value-type="float">
            <text:p>1,16591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153163" calcext:value-type="float">
            <text:p>1,15316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200755" calcext:value-type="float">
            <text:p>1,20075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.187963" calcext:value-type="float">
            <text:p>1,18796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234242" calcext:value-type="float">
            <text:p>1,23424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221424" calcext:value-type="float">
            <text:p>1,2214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.208897" calcext:value-type="float">
            <text:p>1,20889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19665" calcext:value-type="float">
            <text:p>1,196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.184674" calcext:value-type="float">
            <text:p>1,1846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.17296" calcext:value-type="float">
            <text:p>1,1729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.216808" calcext:value-type="float">
            <text:p>1,21680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205057" calcext:value-type="float">
            <text:p>1,20505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.193554" calcext:value-type="float">
            <text:p>1,19355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182291" calcext:value-type="float">
            <text:p>1,1822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.224498" calcext:value-type="float">
            <text:p>1,22449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.2132" calcext:value-type="float">
            <text:p>1,213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.202129" calcext:value-type="float">
            <text:p>1,20212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191279" calcext:value-type="float">
            <text:p>1,19127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180642" calcext:value-type="float">
            <text:p>1,18064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170213" calcext:value-type="float">
            <text:p>1,17021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.210419" calcext:value-type="float">
            <text:p>1,21041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199949" calcext:value-type="float">
            <text:p>1,19994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.189677" calcext:value-type="float">
            <text:p>1,18967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.179597" calcext:value-type="float">
            <text:p>1,17959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.169703" calcext:value-type="float">
            <text:p>1,16970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.15999" calcext:value-type="float">
            <text:p>1,159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.150453" calcext:value-type="float">
            <text:p>1,15045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.141087" calcext:value-type="float">
            <text:p>1,14108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.179049" calcext:value-type="float">
            <text:p>1,17904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.169635" calcext:value-type="float">
            <text:p>1,16963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.160384" calcext:value-type="float">
            <text:p>1,16038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151293" calcext:value-type="float">
            <text:p>1,15129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.188051" calcext:value-type="float">
            <text:p>1,18805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.178915" calcext:value-type="float">
            <text:p>1,17891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.214929" calcext:value-type="float">
            <text:p>1,21492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.205755" calcext:value-type="float">
            <text:p>1,20575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.196733" calcext:value-type="float">
            <text:p>1,19673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.187857" calcext:value-type="float">
            <text:p>1,18785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.222796" calcext:value-type="float">
            <text:p>1,22279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.213886" calcext:value-type="float">
            <text:p>1,21388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.248157" calcext:value-type="float">
            <text:p>1,24815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239218" calcext:value-type="float">
            <text:p>1,239218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.230418" calcext:value-type="float">
            <text:p>1,23041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.221754" calcext:value-type="float">
            <text:p>1,22175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.255059" calcext:value-type="float">
            <text:p>1,255059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.246368" calcext:value-type="float">
            <text:p>1,24636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.237808" calcext:value-type="float">
            <text:p>1,23780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.229377" calcext:value-type="float">
            <text:p>1,22937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.22107" calcext:value-type="float">
            <text:p>1,2210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.212886" calcext:value-type="float">
            <text:p>1,21288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.204821" calcext:value-type="float">
            <text:p>1,20482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.196873" calcext:value-type="float">
            <text:p>1,19687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.189039" calcext:value-type="float">
            <text:p>1,189039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.181317" calcext:value-type="float">
            <text:p>1,181317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.173704" calcext:value-type="float">
            <text:p>1,17370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.166197" calcext:value-type="float">
            <text:p>1,16619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.151496" calcext:value-type="float">
            <text:p>1,15149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.182439" calcext:value-type="float">
            <text:p>1,18243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175101" calcext:value-type="float">
            <text:p>1,17510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.167862" calcext:value-type="float">
            <text:p>1,16786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.16072" calcext:value-type="float">
            <text:p>1,1607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.190888" calcext:value-type="float">
            <text:p>1,190888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.18371" calcext:value-type="float">
            <text:p>1,1837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.176625" calcext:value-type="float">
            <text:p>1,17662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169633" calcext:value-type="float">
            <text:p>1,16963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.162732" calcext:value-type="float">
            <text:p>1,162732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.155919" calcext:value-type="float">
            <text:p>1,15591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.185105" calcext:value-type="float">
            <text:p>1,18510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178256" calcext:value-type="float">
            <text:p>1,17825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.206994" calcext:value-type="float">
            <text:p>1,206994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.200113" calcext:value-type="float">
            <text:p>1,20011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.193318" calcext:value-type="float">
            <text:p>1,19331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186606" calcext:value-type="float">
            <text:p>1,18660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.179977" calcext:value-type="float">
            <text:p>1,17997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.173428" calcext:value-type="float">
            <text:p>1,17342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.166958" calcext:value-type="float">
            <text:p>1,166958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160566" calcext:value-type="float">
            <text:p>1,16056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.15425" calcext:value-type="float">
            <text:p>1,1542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.148008" calcext:value-type="float">
            <text:p>1,14800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.175424" calcext:value-type="float">
            <text:p>1,17542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169148" calcext:value-type="float">
            <text:p>1,169148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.196173" calcext:value-type="float">
            <text:p>1,196173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.189866" calcext:value-type="float">
            <text:p>1,18986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.183632" calcext:value-type="float">
            <text:p>1,183632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177469" calcext:value-type="float">
            <text:p>1,177469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.171376" calcext:value-type="float">
            <text:p>1,17137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.165351" calcext:value-type="float">
            <text:p>1,16535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.191599" calcext:value-type="float">
            <text:p>1,1915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185544" calcext:value-type="float">
            <text:p>1,185544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.179556" calcext:value-type="float">
            <text:p>1,17955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.173634" calcext:value-type="float">
            <text:p>1,17363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.167776" calcext:value-type="float">
            <text:p>1,16777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61982" calcext:value-type="float">
            <text:p>1,16198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.1875" calcext:value-type="float">
            <text:p>1,1875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.181676" calcext:value-type="float">
            <text:p>1,18167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.175915" calcext:value-type="float">
            <text:p>1,17591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170214" calcext:value-type="float">
            <text:p>1,17021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.19522" calcext:value-type="float">
            <text:p>1,1952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.189492" calcext:value-type="float">
            <text:p>1,18949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.183823" calcext:value-type="float">
            <text:p>1,18382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178213" calcext:value-type="float">
            <text:p>1,178213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.17266" calcext:value-type="float">
            <text:p>1,17266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.167164" calcext:value-type="float">
            <text:p>1,16716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.191513" calcext:value-type="float">
            <text:p>1,19151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18599" calcext:value-type="float">
            <text:p>1,1859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.180523" calcext:value-type="float">
            <text:p>1,180523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.17511" calcext:value-type="float">
            <text:p>1,17511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.169751" calcext:value-type="float">
            <text:p>1,16975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64446" calcext:value-type="float">
            <text:p>1,1644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.188172" calcext:value-type="float">
            <text:p>1,18817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18284" calcext:value-type="float">
            <text:p>1,1828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.206281" calcext:value-type="float">
            <text:p>1,2062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.200925" calcext:value-type="float">
            <text:p>1,20092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.19562" calcext:value-type="float">
            <text:p>1,1956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.190366" calcext:value-type="float">
            <text:p>1,190366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.185162" calcext:value-type="float">
            <text:p>1,18516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.180007" calcext:value-type="float">
            <text:p>1,18000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.174901" calcext:value-type="float">
            <text:p>1,17490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.169843" calcext:value-type="float">
            <text:p>1,169843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.164833" calcext:value-type="float">
            <text:p>1,16483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.159868" calcext:value-type="float">
            <text:p>1,15986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.182449" calcext:value-type="float">
            <text:p>1,18244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.17746" calcext:value-type="float">
            <text:p>1,1774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.199784" calcext:value-type="float">
            <text:p>1,19978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.194772" calcext:value-type="float">
            <text:p>1,19477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.189805" calcext:value-type="float">
            <text:p>1,18980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.184883" calcext:value-type="float">
            <text:p>1,18488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.206823" calcext:value-type="float">
            <text:p>1,20682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.201879" calcext:value-type="float">
            <text:p>1,20187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.223578" calcext:value-type="float">
            <text:p>1,22357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218613" calcext:value-type="float">
            <text:p>1,2186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.213692" calcext:value-type="float">
            <text:p>1,21369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.208813" calcext:value-type="float">
            <text:p>1,208813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.203978" calcext:value-type="float">
            <text:p>1,203978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.199184" calcext:value-type="float">
            <text:p>1,19918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.194432" calcext:value-type="float">
            <text:p>1,19443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.18972" calcext:value-type="float">
            <text:p>1,1897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.185049" calcext:value-type="float">
            <text:p>1,1850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.180417" calcext:value-type="float">
            <text:p>1,18041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.175825" calcext:value-type="float">
            <text:p>1,17582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.171271" calcext:value-type="float">
            <text:p>1,171271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.19212" calcext:value-type="float">
            <text:p>1,1921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.187545" calcext:value-type="float">
            <text:p>1,18754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.183008" calcext:value-type="float">
            <text:p>1,183008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.178509" calcext:value-type="float">
            <text:p>1,178509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.174046" calcext:value-type="float">
            <text:p>1,17404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.169621" calcext:value-type="float">
            <text:p>1,16962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.165231" calcext:value-type="float">
            <text:p>1,16523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.160877" calcext:value-type="float">
            <text:p>1,160877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.156559" calcext:value-type="float">
            <text:p>1,15655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.152275" calcext:value-type="float">
            <text:p>1,152275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.148026" calcext:value-type="float">
            <text:p>1,14802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.14381" calcext:value-type="float">
            <text:p>1,1438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.163876" calcext:value-type="float">
            <text:p>1,16387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.159638" calcext:value-type="float">
            <text:p>1,15963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.155435" calcext:value-type="float">
            <text:p>1,15543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.151264" calcext:value-type="float">
            <text:p>1,15126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.171024" calcext:value-type="float">
            <text:p>1,17102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.166833" calcext:value-type="float">
            <text:p>1,16683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.186402" calcext:value-type="float">
            <text:p>1,18640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.182191" calcext:value-type="float">
            <text:p>1,18219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.178012" calcext:value-type="float">
            <text:p>1,178012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.173866" calcext:value-type="float">
            <text:p>1,17386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.193146" calcext:value-type="float">
            <text:p>1,19314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.18898" calcext:value-type="float">
            <text:p>1,1889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.184846" calcext:value-type="float">
            <text:p>1,18484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.180743" calcext:value-type="float">
            <text:p>1,18074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.176671" calcext:value-type="float">
            <text:p>1,17667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.172629" calcext:value-type="float">
            <text:p>1,17262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.191532" calcext:value-type="float">
            <text:p>1,19153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.187472" calcext:value-type="float">
            <text:p>1,187472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.2062" calcext:value-type="float">
            <text:p>1,206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.202123" calcext:value-type="float">
            <text:p>1,202123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.198075" calcext:value-type="float">
            <text:p>1,198075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.194057" calcext:value-type="float">
            <text:p>1,19405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.190068" calcext:value-type="float">
            <text:p>1,190068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.186108" calcext:value-type="float">
            <text:p>1,186108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.182176" calcext:value-type="float">
            <text:p>1,18217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.178273" calcext:value-type="float">
            <text:p>1,17827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.174398" calcext:value-type="float">
            <text:p>1,17439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.17055" calcext:value-type="float">
            <text:p>1,1705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.188743" calcext:value-type="float">
            <text:p>1,188743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.184878" calcext:value-type="float">
            <text:p>1,18487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.18104" calcext:value-type="float">
            <text:p>1,18104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.177229" calcext:value-type="float">
            <text:p>1,17722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.173444" calcext:value-type="float">
            <text:p>1,17344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.169686" calcext:value-type="float">
            <text:p>1,16968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.187545" calcext:value-type="float">
            <text:p>1,187545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.18377" calcext:value-type="float">
            <text:p>1,18377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.180021" calcext:value-type="float">
            <text:p>1,18002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.176298" calcext:value-type="float">
            <text:p>1,17629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.1726" calcext:value-type="float">
            <text:p>1,1726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.168927" calcext:value-type="float">
            <text:p>1,16892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.186466" calcext:value-type="float">
            <text:p>1,18646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.182777" calcext:value-type="float">
            <text:p>1,18277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.179113" calcext:value-type="float">
            <text:p>1,17911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.175473" calcext:value-type="float">
            <text:p>1,175473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.171857" calcext:value-type="float">
            <text:p>1,17185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.168266" calcext:value-type="float">
            <text:p>1,168266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.185496" calcext:value-type="float">
            <text:p>1,185496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.181889" calcext:value-type="float">
            <text:p>1,181889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.198977" calcext:value-type="float">
            <text:p>1,198977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.195355" calcext:value-type="float">
            <text:p>1,195355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.191756" calcext:value-type="float">
            <text:p>1,191756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.18818" calcext:value-type="float">
            <text:p>1,18818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.184628" calcext:value-type="float">
            <text:p>1,18462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.181099" calcext:value-type="float">
            <text:p>1,181099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.197895" calcext:value-type="float">
            <text:p>1,197895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.194351" calcext:value-type="float">
            <text:p>1,194351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.19083" calcext:value-type="float">
            <text:p>1,19083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.187331" calcext:value-type="float">
            <text:p>1,187331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.203919" calcext:value-type="float">
            <text:p>1,203919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.200406" calcext:value-type="float">
            <text:p>1,200406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.216863" calcext:value-type="float">
            <text:p>1,21686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.213336" calcext:value-type="float">
            <text:p>1,21333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.209831" calcext:value-type="float">
            <text:p>1,209831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.206348" calcext:value-type="float">
            <text:p>1,20634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.202886" calcext:value-type="float">
            <text:p>1,202886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.199446" calcext:value-type="float">
            <text:p>1,19944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.196028" calcext:value-type="float">
            <text:p>1,19602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.19263" calcext:value-type="float">
            <text:p>1,1926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.189253" calcext:value-type="float">
            <text:p>1,18925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.185897" calcext:value-type="float">
            <text:p>1,185897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.201948" calcext:value-type="float">
            <text:p>1,20194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.198578" calcext:value-type="float">
            <text:p>1,19857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.195229" calcext:value-type="float">
            <text:p>1,195229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.1919" calcext:value-type="float">
            <text:p>1,1919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.188591" calcext:value-type="float">
            <text:p>1,188591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.185301" calcext:value-type="float">
            <text:p>1,18530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.182032" calcext:value-type="float">
            <text:p>1,18203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178782" calcext:value-type="float">
            <text:p>1,17878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.175551" calcext:value-type="float">
            <text:p>1,17555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.172339" calcext:value-type="float">
            <text:p>1,17233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.169147" calcext:value-type="float">
            <text:p>1,16914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.165973" calcext:value-type="float">
            <text:p>1,1659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.162817" calcext:value-type="float">
            <text:p>1,162817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.159681" calcext:value-type="float">
            <text:p>1,15968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.175216" calcext:value-type="float">
            <text:p>1,17521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.172066" calcext:value-type="float">
            <text:p>1,17206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.168934" calcext:value-type="float">
            <text:p>1,16893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.16582" calcext:value-type="float">
            <text:p>1,16582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.181179" calcext:value-type="float">
            <text:p>1,18117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.178052" calcext:value-type="float">
            <text:p>1,17805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.193301" calcext:value-type="float">
            <text:p>1,193301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.190161" calcext:value-type="float">
            <text:p>1,19016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.187039" calcext:value-type="float">
            <text:p>1,18703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.183934" calcext:value-type="float">
            <text:p>1,18393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.199014" calcext:value-type="float">
            <text:p>1,19901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.195897" calcext:value-type="float">
            <text:p>1,19589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.192798" calcext:value-type="float">
            <text:p>1,19279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.189716" calcext:value-type="float">
            <text:p>1,189716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.186651" calcext:value-type="float">
            <text:p>1,18665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.183604" calcext:value-type="float">
            <text:p>1,18360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.180573" calcext:value-type="float">
            <text:p>1,18057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.177559" calcext:value-type="float">
            <text:p>1,17755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.174561" calcext:value-type="float">
            <text:p>1,174561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.17158" calcext:value-type="float">
            <text:p>1,17158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.168616" calcext:value-type="float">
            <text:p>1,16861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.165667" calcext:value-type="float">
            <text:p>1,16566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.162735" calcext:value-type="float">
            <text:p>1,16273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.159819" calcext:value-type="float">
            <text:p>1,159819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.174447" calcext:value-type="float">
            <text:p>1,17444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.171518" calcext:value-type="float">
            <text:p>1,17151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.168605" calcext:value-type="float">
            <text:p>1,168605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.165708" calcext:value-type="float">
            <text:p>1,16570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.162826" calcext:value-type="float">
            <text:p>1,16282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.15996" calcext:value-type="float">
            <text:p>1,1599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.174379" calcext:value-type="float">
            <text:p>1,17437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.1715" calcext:value-type="float">
            <text:p>1,1715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.168637" calcext:value-type="float">
            <text:p>1,16863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165789" calcext:value-type="float">
            <text:p>1,165789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.162956" calcext:value-type="float">
            <text:p>1,16295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.160138" calcext:value-type="float">
            <text:p>1,160138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157334" calcext:value-type="float">
            <text:p>1,157334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.154545" calcext:value-type="float">
            <text:p>1,15454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.151771" calcext:value-type="float">
            <text:p>1,151771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.149011" calcext:value-type="float">
            <text:p>1,149011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.163122" calcext:value-type="float">
            <text:p>1,16312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.16035" calcext:value-type="float">
            <text:p>1,16035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.17437" calcext:value-type="float">
            <text:p>1,1743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.171587" calcext:value-type="float">
            <text:p>1,17158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.168818" calcext:value-type="float">
            <text:p>1,16881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.166063" calcext:value-type="float">
            <text:p>1,166063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.179941" calcext:value-type="float">
            <text:p>1,17994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.177175" calcext:value-type="float">
            <text:p>1,177175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.174424" calcext:value-type="float">
            <text:p>1,174424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.171686" calcext:value-type="float">
            <text:p>1,171686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.168961" calcext:value-type="float">
            <text:p>1,16896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.166251" calcext:value-type="float">
            <text:p>1,16625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.179942" calcext:value-type="float">
            <text:p>1,17994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177221" calcext:value-type="float">
            <text:p>1,17722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.174513" calcext:value-type="float">
            <text:p>1,174513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.171819" calcext:value-type="float">
            <text:p>1,17181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.169138" calcext:value-type="float">
            <text:p>1,169138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.16647" calcext:value-type="float">
            <text:p>1,1664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.163815" calcext:value-type="float">
            <text:p>1,163815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.161174" calcext:value-type="float">
            <text:p>1,161174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.174636" calcext:value-type="float">
            <text:p>1,174636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.171984" calcext:value-type="float">
            <text:p>1,171984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.169345" calcext:value-type="float">
            <text:p>1,16934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.166718" calcext:value-type="float">
            <text:p>1,16671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.164104" calcext:value-type="float">
            <text:p>1,16410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.161503" calcext:value-type="float">
            <text:p>1,16150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.17479" calcext:value-type="float">
            <text:p>1,17479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.172179" calcext:value-type="float">
            <text:p>1,172179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.16958" calcext:value-type="float">
            <text:p>1,16958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.166994" calcext:value-type="float">
            <text:p>1,16699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.164419" calcext:value-type="float">
            <text:p>1,164419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.161858" calcext:value-type="float">
            <text:p>1,161858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.174974" calcext:value-type="float">
            <text:p>1,17497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172402" calcext:value-type="float">
            <text:p>1,17240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.169842" calcext:value-type="float">
            <text:p>1,169842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.167295" calcext:value-type="float">
            <text:p>1,167295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.180289" calcext:value-type="float">
            <text:p>1,180289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.177731" calcext:value-type="float">
            <text:p>1,17773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.175186" calcext:value-type="float">
            <text:p>1,175186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.172652" calcext:value-type="float">
            <text:p>1,172652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.17013" calcext:value-type="float">
            <text:p>1,17013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.16762" calcext:value-type="float">
            <text:p>1,16762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.180451" calcext:value-type="float">
            <text:p>1,18045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.177932" calcext:value-type="float">
            <text:p>1,177932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.175423" calcext:value-type="float">
            <text:p>1,17542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.172926" calcext:value-type="float">
            <text:p>1,17292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.170441" calcext:value-type="float">
            <text:p>1,170441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.167967" calcext:value-type="float">
            <text:p>1,16796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.165504" calcext:value-type="float">
            <text:p>1,165504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.163053" calcext:value-type="float">
            <text:p>1,163053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.175685" calcext:value-type="float">
            <text:p>1,175685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.173224" calcext:value-type="float">
            <text:p>1,173224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.170774" calcext:value-type="float">
            <text:p>1,17077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168336" calcext:value-type="float">
            <text:p>1,16833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.180855" calcext:value-type="float">
            <text:p>1,180855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.178407" calcext:value-type="float">
            <text:p>1,178407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.17597" calcext:value-type="float">
            <text:p>1,17597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.173544" calcext:value-type="float">
            <text:p>1,173544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.171129" calcext:value-type="float">
            <text:p>1,171129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.168724" calcext:value-type="float">
            <text:p>1,168724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.16633" calcext:value-type="float">
            <text:p>1,16633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.163946" calcext:value-type="float">
            <text:p>1,163946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.176277" calcext:value-type="float">
            <text:p>1,17627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.173884" calcext:value-type="float">
            <text:p>1,173884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.171502" calcext:value-type="float">
            <text:p>1,171502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.169131" calcext:value-type="float">
            <text:p>1,169131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.16677" calcext:value-type="float">
            <text:p>1,16677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.164419" calcext:value-type="float">
            <text:p>1,164419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.162078" calcext:value-type="float">
            <text:p>1,162078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.159747" calcext:value-type="float">
            <text:p>1,159747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.157427" calcext:value-type="float">
            <text:p>1,157427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.155116" calcext:value-type="float">
            <text:p>1,155116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.167226" calcext:value-type="float">
            <text:p>1,167226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164906" calcext:value-type="float">
            <text:p>1,164906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.17695" calcext:value-type="float">
            <text:p>1,17695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.174622" calcext:value-type="float">
            <text:p>1,174622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.172304" calcext:value-type="float">
            <text:p>1,17230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.169996" calcext:value-type="float">
            <text:p>1,169996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.167697" calcext:value-type="float">
            <text:p>1,167697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.165409" calcext:value-type="float">
            <text:p>1,165409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.163129" calcext:value-type="float">
            <text:p>1,163129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.16086" calcext:value-type="float">
            <text:p>1,1608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.1586" calcext:value-type="float">
            <text:p>1,1586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.15635" calcext:value-type="float">
            <text:p>1,15635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.168183" calcext:value-type="float">
            <text:p>1,168183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.165924" calcext:value-type="float">
            <text:p>1,165924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.177695" calcext:value-type="float">
            <text:p>1,177695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.175428" calcext:value-type="float">
            <text:p>1,17542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.17317" calcext:value-type="float">
            <text:p>1,17317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.170922" calcext:value-type="float">
            <text:p>1,17092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.168683" calcext:value-type="float">
            <text:p>1,168683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.166453" calcext:value-type="float">
            <text:p>1,16645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1.178092" calcext:value-type="float">
            <text:p>1,17809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175854" calcext:value-type="float">
            <text:p>1,175854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.173625" calcext:value-type="float">
            <text:p>1,17362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.171406" calcext:value-type="float">
            <text:p>1,171406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.18295" calcext:value-type="float">
            <text:p>1,18295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.180723" calcext:value-type="float">
            <text:p>1,180723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.178504" calcext:value-type="float">
            <text:p>1,178504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.176295" calcext:value-type="float">
            <text:p>1,17629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.174094" calcext:value-type="float">
            <text:p>1,174094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.171902" calcext:value-type="float">
            <text:p>1,171902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.183321" calcext:value-type="float">
            <text:p>1,18332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.181121" calcext:value-type="float">
            <text:p>1,181121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.178931" calcext:value-type="float">
            <text:p>1,178931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.176749" calcext:value-type="float">
            <text:p>1,17674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.174575" calcext:value-type="float">
            <text:p>1,174575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.172411" calcext:value-type="float">
            <text:p>1,17241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.170255" calcext:value-type="float">
            <text:p>1,170255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.168107" calcext:value-type="float">
            <text:p>1,16810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.17937" calcext:value-type="float">
            <text:p>1,17937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.177215" calcext:value-type="float">
            <text:p>1,177215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.175068" calcext:value-type="float">
            <text:p>1,175068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.17293" calcext:value-type="float">
            <text:p>1,17293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.184105" calcext:value-type="float">
            <text:p>1,184105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.181959" calcext:value-type="float">
            <text:p>1,181959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.193079" calcext:value-type="float">
            <text:p>1,193079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.190926" calcext:value-type="float">
            <text:p>1,190926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.188781" calcext:value-type="float">
            <text:p>1,188781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.186645" calcext:value-type="float">
            <text:p>1,18664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.197679" calcext:value-type="float">
            <text:p>1,197679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.195536" calcext:value-type="float">
            <text:p>1,195536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.193401" calcext:value-type="float">
            <text:p>1,193401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.191274" calcext:value-type="float">
            <text:p>1,191274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.189155" calcext:value-type="float">
            <text:p>1,189155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.187045" calcext:value-type="float">
            <text:p>1,187045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.184942" calcext:value-type="float">
            <text:p>1,18494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.182848" calcext:value-type="float">
            <text:p>1,182848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.180761" calcext:value-type="float">
            <text:p>1,18076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.178683" calcext:value-type="float">
            <text:p>1,178683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.176612" calcext:value-type="float">
            <text:p>1,176612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.174549" calcext:value-type="float">
            <text:p>1,174549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.185379" calcext:value-type="float">
            <text:p>1,18537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.183309" calcext:value-type="float">
            <text:p>1,183309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.181247" calcext:value-type="float">
            <text:p>1,18124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.179193" calcext:value-type="float">
            <text:p>1,179193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.177146" calcext:value-type="float">
            <text:p>1,177146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.175107" calcext:value-type="float">
            <text:p>1,17510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.173076" calcext:value-type="float">
            <text:p>1,173076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.171052" calcext:value-type="float">
            <text:p>1,171052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.181742" calcext:value-type="float">
            <text:p>1,181742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.179712" calcext:value-type="float">
            <text:p>1,179712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.177689" calcext:value-type="float">
            <text:p>1,177689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.175673" calcext:value-type="float">
            <text:p>1,175673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.186285" calcext:value-type="float">
            <text:p>1,186285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.184262" calcext:value-type="float">
            <text:p>1,184262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.182247" calcext:value-type="float">
            <text:p>1,182247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.18024" calcext:value-type="float">
            <text:p>1,18024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178239" calcext:value-type="float">
            <text:p>1,178239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.176246" calcext:value-type="float">
            <text:p>1,17624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.17426" calcext:value-type="float">
            <text:p>1,17426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.172282" calcext:value-type="float">
            <text:p>1,17228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.182761" calcext:value-type="float">
            <text:p>1,18276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180776" calcext:value-type="float">
            <text:p>1,18077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.178798" calcext:value-type="float">
            <text:p>1,178798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.176827" calcext:value-type="float">
            <text:p>1,176827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.18723" calcext:value-type="float">
            <text:p>1,18723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.185253" calcext:value-type="float">
            <text:p>1,185253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.183282" calcext:value-type="float">
            <text:p>1,183282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.181319" calcext:value-type="float">
            <text:p>1,181319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.179363" calcext:value-type="float">
            <text:p>1,179363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.177414" calcext:value-type="float">
            <text:p>1,177414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.187716" calcext:value-type="float">
            <text:p>1,18771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.18576" calcext:value-type="float">
            <text:p>1,18576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.183812" calcext:value-type="float">
            <text:p>1,18381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8187" calcext:value-type="float">
            <text:p>1,18187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1.179935" calcext:value-type="float">
            <text:p>1,179935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.178007" calcext:value-type="float">
            <text:p>1,178007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.176086" calcext:value-type="float">
            <text:p>1,17608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.174171" calcext:value-type="float">
            <text:p>1,174171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.172263" calcext:value-type="float">
            <text:p>1,172263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.170362" calcext:value-type="float">
            <text:p>1,170362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.168468" calcext:value-type="float">
            <text:p>1,168468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.16658" calcext:value-type="float">
            <text:p>1,1665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.176705" calcext:value-type="float">
            <text:p>1,176705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1.174811" calcext:value-type="float">
            <text:p>1,174811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.184892" calcext:value-type="float">
            <text:p>1,184892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.182992" calcext:value-type="float">
            <text:p>1,182992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.181098" calcext:value-type="float">
            <text:p>1,181098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.179211" calcext:value-type="float">
            <text:p>1,179211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.17733" calcext:value-type="float">
            <text:p>1,17733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.175456" calcext:value-type="float">
            <text:p>1,175456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1.173588" calcext:value-type="float">
            <text:p>1,17358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.171726" calcext:value-type="float">
            <text:p>1,171726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.169871" calcext:value-type="float">
            <text:p>1,169871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.168022" calcext:value-type="float">
            <text:p>1,168022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.166179" calcext:value-type="float">
            <text:p>1,166179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.164343" calcext:value-type="float">
            <text:p>1,164343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.162513" calcext:value-type="float">
            <text:p>1,162513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.160689" calcext:value-type="float">
            <text:p>1,160689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.158871" calcext:value-type="float">
            <text:p>1,158871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.157059" calcext:value-type="float">
            <text:p>1,157059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.155254" calcext:value-type="float">
            <text:p>1,155254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.153454" calcext:value-type="float">
            <text:p>1,153454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.163294" calcext:value-type="float">
            <text:p>1,163294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1.161488" calcext:value-type="float">
            <text:p>1,161488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1.159689" calcext:value-type="float">
            <text:p>1,159689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1.157895" calcext:value-type="float">
            <text:p>1,157895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.156107" calcext:value-type="float">
            <text:p>1,156107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.154326" calcext:value-type="float">
            <text:p>1,154326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1.164076" calcext:value-type="float">
            <text:p>1,164076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.162288" calcext:value-type="float">
            <text:p>1,162288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.160506" calcext:value-type="float">
            <text:p>1,160506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.15873" calcext:value-type="float">
            <text:p>1,15873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1.15696" calcext:value-type="float">
            <text:p>1,15696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1.155196" calcext:value-type="float">
            <text:p>1,155196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1.153438" calcext:value-type="float">
            <text:p>1,15343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1.151685" calcext:value-type="float">
            <text:p>1,151685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1.149938" calcext:value-type="float">
            <text:p>1,14993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1.148197" calcext:value-type="float">
            <text:p>1,148197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1.157813" calcext:value-type="float">
            <text:p>1,157813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1.156066" calcext:value-type="float">
            <text:p>1,156066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.154324" calcext:value-type="float">
            <text:p>1,154324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.152588" calcext:value-type="float">
            <text:p>1,152588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1.150858" calcext:value-type="float">
            <text:p>1,15085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1.149134" calcext:value-type="float">
            <text:p>1,14913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.158664" calcext:value-type="float">
            <text:p>1,158664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1.156934" calcext:value-type="float">
            <text:p>1,15693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1.155209" calcext:value-type="float">
            <text:p>1,155209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1.15349" calcext:value-type="float">
            <text:p>1,15349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1.151776" calcext:value-type="float">
            <text:p>1,151776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1.150068" calcext:value-type="float">
            <text:p>1,15006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1.159514" calcext:value-type="float">
            <text:p>1,15951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.1578" calcext:value-type="float">
            <text:p>1,1578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1.167208" calcext:value-type="float">
            <text:p>1,167208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1.165489" calcext:value-type="float">
            <text:p>1,165489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1.163775" calcext:value-type="float">
            <text:p>1,163775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1.162066" calcext:value-type="float">
            <text:p>1,162066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1.160363" calcext:value-type="float">
            <text:p>1,160363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1.158665" calcext:value-type="float">
            <text:p>1,158665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1.167992" calcext:value-type="float">
            <text:p>1,167992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.166289" calcext:value-type="float">
            <text:p>1,166289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1.164591" calcext:value-type="float">
            <text:p>1,164591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.162898" calcext:value-type="float">
            <text:p>1,16289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1.161211" calcext:value-type="float">
            <text:p>1,161211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1.159529" calcext:value-type="float">
            <text:p>1,159529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1.157852" calcext:value-type="float">
            <text:p>1,157852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.156181" calcext:value-type="float">
            <text:p>1,156181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1.154514" calcext:value-type="float">
            <text:p>1,154514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1.152853" calcext:value-type="float">
            <text:p>1,152853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1.162057" calcext:value-type="float">
            <text:p>1,162057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1.160391" calcext:value-type="float">
            <text:p>1,160391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1.158729" calcext:value-type="float">
            <text:p>1,158729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1.157073" calcext:value-type="float">
            <text:p>1,157073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1.155422" calcext:value-type="float">
            <text:p>1,155422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1.153776" calcext:value-type="float">
            <text:p>1,153776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1.162902" calcext:value-type="float">
            <text:p>1,162902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1.161251" calcext:value-type="float">
            <text:p>1,16125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.159604" calcext:value-type="float">
            <text:p>1,159604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1.157963" calcext:value-type="float">
            <text:p>1,157963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.156327" calcext:value-type="float">
            <text:p>1,156327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.154695" calcext:value-type="float">
            <text:p>1,154695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1.163745" calcext:value-type="float">
            <text:p>1,16374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162109" calcext:value-type="float">
            <text:p>1,162109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1.171124" calcext:value-type="float">
            <text:p>1,171124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1.169482" calcext:value-type="float">
            <text:p>1,169482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1.167846" calcext:value-type="float">
            <text:p>1,167846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1.166214" calcext:value-type="float">
            <text:p>1,166214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1.164587" calcext:value-type="float">
            <text:p>1,164587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1.162965" calcext:value-type="float">
            <text:p>1,162965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1.171906" calcext:value-type="float">
            <text:p>1,171906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1.170279" calcext:value-type="float">
            <text:p>1,170279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1.168657" calcext:value-type="float">
            <text:p>1,168657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.167039" calcext:value-type="float">
            <text:p>1,167039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1.165427" calcext:value-type="float">
            <text:p>1,165427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1.163819" calcext:value-type="float">
            <text:p>1,163819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1.172687" calcext:value-type="float">
            <text:p>1,172687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1.171074" calcext:value-type="float">
            <text:p>1,171074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1.169466" calcext:value-type="float">
            <text:p>1,169466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1.167863" calcext:value-type="float">
            <text:p>1,167863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1.176678" calcext:value-type="float">
            <text:p>1,17667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1.17507" calcext:value-type="float">
            <text:p>1,17507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1.183851" calcext:value-type="float">
            <text:p>1,183851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.182239" calcext:value-type="float">
            <text:p>1,182239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1.180631" calcext:value-type="float">
            <text:p>1,180631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1.179028" calcext:value-type="float">
            <text:p>1,179028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1.177429" calcext:value-type="float">
            <text:p>1,177429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1.175835" calcext:value-type="float">
            <text:p>1,175835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1.174246" calcext:value-type="float">
            <text:p>1,174246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1.172661" calcext:value-type="float">
            <text:p>1,172661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1.171081" calcext:value-type="float">
            <text:p>1,171081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1.169506" calcext:value-type="float">
            <text:p>1,169506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1.167935" calcext:value-type="float">
            <text:p>1,167935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.166368" calcext:value-type="float">
            <text:p>1,166368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1.175024" calcext:value-type="float">
            <text:p>1,175024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1.173453" calcext:value-type="float">
            <text:p>1,173453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1.171886" calcext:value-type="float">
            <text:p>1,171886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1.170324" calcext:value-type="float">
            <text:p>1,170324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1.168767" calcext:value-type="float">
            <text:p>1,168767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1.167214" calcext:value-type="float">
            <text:p>1,167214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.165665" calcext:value-type="float">
            <text:p>1,165665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.164121" calcext:value-type="float">
            <text:p>1,164121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1.162581" calcext:value-type="float">
            <text:p>1,162581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.161045" calcext:value-type="float">
            <text:p>1,161045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1.169597" calcext:value-type="float">
            <text:p>1,169597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1.168056" calcext:value-type="float">
            <text:p>1,168056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1.176577" calcext:value-type="float">
            <text:p>1,176577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1.175032" calcext:value-type="float">
            <text:p>1,175032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.173492" calcext:value-type="float">
            <text:p>1,173492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1.171956" calcext:value-type="float">
            <text:p>1,171956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1.180428" calcext:value-type="float">
            <text:p>1,180428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1.178888" calcext:value-type="float">
            <text:p>1,178888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1.177351" calcext:value-type="float">
            <text:p>1,17735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.17582" calcext:value-type="float">
            <text:p>1,17582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1.174292" calcext:value-type="float">
            <text:p>1,174292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.172769" calcext:value-type="float">
            <text:p>1,172769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1.181176" calcext:value-type="float">
            <text:p>1,181176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1.179648" calcext:value-type="float">
            <text:p>1,179648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1.178125" calcext:value-type="float">
            <text:p>1,178125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.176605" calcext:value-type="float">
            <text:p>1,176605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1.17509" calcext:value-type="float">
            <text:p>1,17509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1.17358" calcext:value-type="float">
            <text:p>1,1735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.181922" calcext:value-type="float">
            <text:p>1,181922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.180407" calcext:value-type="float">
            <text:p>1,180407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1.18872" calcext:value-type="float">
            <text:p>1,18872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1.187201" calcext:value-type="float">
            <text:p>1,187201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1.185686" calcext:value-type="float">
            <text:p>1,185686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1.184175" calcext:value-type="float">
            <text:p>1,184175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1.182668" calcext:value-type="float">
            <text:p>1,182668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1.181165" calcext:value-type="float">
            <text:p>1,181165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1.179667" calcext:value-type="float">
            <text:p>1,179667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.178172" calcext:value-type="float">
            <text:p>1,178172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1.176681" calcext:value-type="float">
            <text:p>1,176681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.175195" calcext:value-type="float">
            <text:p>1,175195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1.173712" calcext:value-type="float">
            <text:p>1,173712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1.172234" calcext:value-type="float">
            <text:p>1,172234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1.180435" calcext:value-type="float">
            <text:p>1,180435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1.178953" calcext:value-type="float">
            <text:p>1,178953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1.177474" calcext:value-type="float">
            <text:p>1,177474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1.175999" calcext:value-type="float">
            <text:p>1,175999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1.184156" calcext:value-type="float">
            <text:p>1,184156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1.182677" calcext:value-type="float">
            <text:p>1,182677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1.181202" calcext:value-type="float">
            <text:p>1,181202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.179731" calcext:value-type="float">
            <text:p>1,179731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1.178265" calcext:value-type="float">
            <text:p>1,178265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1.176802" calcext:value-type="float">
            <text:p>1,176802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1.184898" calcext:value-type="float">
            <text:p>1,184898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1.183431" calcext:value-type="float">
            <text:p>1,183431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1.181968" calcext:value-type="float">
            <text:p>1,181968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1.180508" calcext:value-type="float">
            <text:p>1,180508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1.179053" calcext:value-type="float">
            <text:p>1,179053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1.177601" calcext:value-type="float">
            <text:p>1,177601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1.176154" calcext:value-type="float">
            <text:p>1,176154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1.17471" calcext:value-type="float">
            <text:p>1,174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.182732" calcext:value-type="float">
            <text:p>1,182732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.181284" calcext:value-type="float">
            <text:p>1,181284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1.179839" calcext:value-type="float">
            <text:p>1,179839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1.178399" calcext:value-type="float">
            <text:p>1,178399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1.176963" calcext:value-type="float">
            <text:p>1,176963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1.17553" calcext:value-type="float">
            <text:p>1,17553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1.174101" calcext:value-type="float">
            <text:p>1,174101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.172675" calcext:value-type="float">
            <text:p>1,17267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1.171254" calcext:value-type="float">
            <text:p>1,17125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.169836" calcext:value-type="float">
            <text:p>1,16983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1.177769" calcext:value-type="float">
            <text:p>1,177769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1.176347" calcext:value-type="float">
            <text:p>1,176347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1.174929" calcext:value-type="float">
            <text:p>1,174929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1.173514" calcext:value-type="float">
            <text:p>1,173514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1.172103" calcext:value-type="float">
            <text:p>1,172103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.170696" calcext:value-type="float">
            <text:p>1,170696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1.169293" calcext:value-type="float">
            <text:p>1,169293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.167893" calcext:value-type="float">
            <text:p>1,167893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1.175754" calcext:value-type="float">
            <text:p>1,175754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1.17435" calcext:value-type="float">
            <text:p>1,17435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1.17295" calcext:value-type="float">
            <text:p>1,17295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1.171553" calcext:value-type="float">
            <text:p>1,171553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1.17016" calcext:value-type="float">
            <text:p>1,17016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.16877" calcext:value-type="float">
            <text:p>1,16877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.167384" calcext:value-type="float">
            <text:p>1,167384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1.166002" calcext:value-type="float">
            <text:p>1,166002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1.164623" calcext:value-type="float">
            <text:p>1,164623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1.163247" calcext:value-type="float">
            <text:p>1,163247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1.171024" calcext:value-type="float">
            <text:p>1,17102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.169645" calcext:value-type="float">
            <text:p>1,169645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1.168269" calcext:value-type="float">
            <text:p>1,168269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1.166896" calcext:value-type="float">
            <text:p>1,16689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.165527" calcext:value-type="float">
            <text:p>1,165527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1.164162" calcext:value-type="float">
            <text:p>1,164162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.1628" calcext:value-type="float">
            <text:p>1,1628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1.161441" calcext:value-type="float">
            <text:p>1,161441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.169149" calcext:value-type="float">
            <text:p>1,169149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1.167787" calcext:value-type="float">
            <text:p>1,167787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1.166428" calcext:value-type="float">
            <text:p>1,166428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.165072" calcext:value-type="float">
            <text:p>1,165072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.16372" calcext:value-type="float">
            <text:p>1,16372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1.162371" calcext:value-type="float">
            <text:p>1,162371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1.170026" calcext:value-type="float">
            <text:p>1,170026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1.168673" calcext:value-type="float">
            <text:p>1,168673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.167324" calcext:value-type="float">
            <text:p>1,167324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.165978" calcext:value-type="float">
            <text:p>1,165978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.164636" calcext:value-type="float">
            <text:p>1,164636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.163296" calcext:value-type="float">
            <text:p>1,163296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.170899" calcext:value-type="float">
            <text:p>1,170899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.169556" calcext:value-type="float">
            <text:p>1,169556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.168216" calcext:value-type="float">
            <text:p>1,168216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1.16688" calcext:value-type="float">
            <text:p>1,16688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.174444" calcext:value-type="float">
            <text:p>1,174444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1.173104" calcext:value-type="float">
            <text:p>1,173104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1.171767" calcext:value-type="float">
            <text:p>1,171767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.170434" calcext:value-type="float">
            <text:p>1,170434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.169104" calcext:value-type="float">
            <text:p>1,169104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.167777" calcext:value-type="float">
            <text:p>1,167777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.166453" calcext:value-type="float">
            <text:p>1,16645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.165133" calcext:value-type="float">
            <text:p>1,165133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.172632" calcext:value-type="float">
            <text:p>1,172632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.171308" calcext:value-type="float">
            <text:p>1,171308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1.169988" calcext:value-type="float">
            <text:p>1,169988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1.16867" calcext:value-type="float">
            <text:p>1,16867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.167356" calcext:value-type="float">
            <text:p>1,167356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1.166044" calcext:value-type="float">
            <text:p>1,166044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1.173494" calcext:value-type="float">
            <text:p>1,173494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1.172179" calcext:value-type="float">
            <text:p>1,172179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1.170867" calcext:value-type="float">
            <text:p>1,170867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.169559" calcext:value-type="float">
            <text:p>1,169559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1.176972" calcext:value-type="float">
            <text:p>1,176972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1.17566" calcext:value-type="float">
            <text:p>1,17566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1.174351" calcext:value-type="float">
            <text:p>1,174351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1.173045" calcext:value-type="float">
            <text:p>1,173045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1.171743" calcext:value-type="float">
            <text:p>1,171743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1.170443" calcext:value-type="float">
            <text:p>1,170443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1.169147" calcext:value-type="float">
            <text:p>1,16914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.167854" calcext:value-type="float">
            <text:p>1,167854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1.175205" calcext:value-type="float">
            <text:p>1,175205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.173908" calcext:value-type="float">
            <text:p>1,173908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.172614" calcext:value-type="float">
            <text:p>1,172614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1.171324" calcext:value-type="float">
            <text:p>1,171324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1.178639" calcext:value-type="float">
            <text:p>1,178639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1.177345" calcext:value-type="float">
            <text:p>1,177345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.176054" calcext:value-type="float">
            <text:p>1,176054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1.174767" calcext:value-type="float">
            <text:p>1,174767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1.173482" calcext:value-type="float">
            <text:p>1,173482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1.1722" calcext:value-type="float">
            <text:p>1,1722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1.170921" calcext:value-type="float">
            <text:p>1,170921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.169645" calcext:value-type="float">
            <text:p>1,169645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1.168372" calcext:value-type="float">
            <text:p>1,168372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1.167102" calcext:value-type="float">
            <text:p>1,167102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1.165835" calcext:value-type="float">
            <text:p>1,165835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.164571" calcext:value-type="float">
            <text:p>1,164571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.16331" calcext:value-type="float">
            <text:p>1,16331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1.162052" calcext:value-type="float">
            <text:p>1,162052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.16927" calcext:value-type="float">
            <text:p>1,16927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1.168009" calcext:value-type="float">
            <text:p>1,168009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1.16675" calcext:value-type="float">
            <text:p>1,16675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.165494" calcext:value-type="float">
            <text:p>1,165494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1.164242" calcext:value-type="float">
            <text:p>1,164242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1.162992" calcext:value-type="float">
            <text:p>1,162992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1.161745" calcext:value-type="float">
            <text:p>1,161745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.160501" calcext:value-type="float">
            <text:p>1,160501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1.159259" calcext:value-type="float">
            <text:p>1,159259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.158021" calcext:value-type="float">
            <text:p>1,158021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.165168" calcext:value-type="float">
            <text:p>1,165168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1.163926" calcext:value-type="float">
            <text:p>1,163926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.162687" calcext:value-type="float">
            <text:p>1,16268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161451" calcext:value-type="float">
            <text:p>1,161451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1.160218" calcext:value-type="float">
            <text:p>1,160218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.158988" calcext:value-type="float">
            <text:p>1,158988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1.15776" calcext:value-type="float">
            <text:p>1,15776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1.156535" calcext:value-type="float">
            <text:p>1,156535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1.155313" calcext:value-type="float">
            <text:p>1,155313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.154094" calcext:value-type="float">
            <text:p>1,154094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.152877" calcext:value-type="float">
            <text:p>1,152877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1.151664" calcext:value-type="float">
            <text:p>1,151664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.158729" calcext:value-type="float">
            <text:p>1,158729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1.157512" calcext:value-type="float">
            <text:p>1,157512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.164557" calcext:value-type="float">
            <text:p>1,164557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1.163337" calcext:value-type="float">
            <text:p>1,163337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1.162119" calcext:value-type="float">
            <text:p>1,162119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1.160905" calcext:value-type="float">
            <text:p>1,160905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1.159693" calcext:value-type="float">
            <text:p>1,159693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.158483" calcext:value-type="float">
            <text:p>1,158483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.157277" calcext:value-type="float">
            <text:p>1,157277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1.156073" calcext:value-type="float">
            <text:p>1,156073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.154872" calcext:value-type="float">
            <text:p>1,154872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1.153673" calcext:value-type="float">
            <text:p>1,153673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1.160651" calcext:value-type="float">
            <text:p>1,160651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1.159449" calcext:value-type="float">
            <text:p>1,159449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1.166407" calcext:value-type="float">
            <text:p>1,166407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1.165202" calcext:value-type="float">
            <text:p>1,165202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.164" calcext:value-type="float">
            <text:p>1,164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1.1628" calcext:value-type="float">
            <text:p>1,1628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1.169727" calcext:value-type="float">
            <text:p>1,169727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1.168524" calcext:value-type="float">
            <text:p>1,168524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1.175431" calcext:value-type="float">
            <text:p>1,175431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.174225" calcext:value-type="float">
            <text:p>1,174225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.173022" calcext:value-type="float">
            <text:p>1,173022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.171822" calcext:value-type="float">
            <text:p>1,171822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.170624" calcext:value-type="float">
            <text:p>1,170624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1.169429" calcext:value-type="float">
            <text:p>1,169429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.168237" calcext:value-type="float">
            <text:p>1,168237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.167047" calcext:value-type="float">
            <text:p>1,167047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.16586" calcext:value-type="float">
            <text:p>1,16586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1.164675" calcext:value-type="float">
            <text:p>1,164675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1.171517" calcext:value-type="float">
            <text:p>1,171517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.170329" calcext:value-type="float">
            <text:p>1,170329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1.169144" calcext:value-type="float">
            <text:p>1,169144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.167962" calcext:value-type="float">
            <text:p>1,167962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.166782" calcext:value-type="float">
            <text:p>1,166782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1.165605" calcext:value-type="float">
            <text:p>1,165605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.16443" calcext:value-type="float">
            <text:p>1,16443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.163257" calcext:value-type="float">
            <text:p>1,163257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.162088" calcext:value-type="float">
            <text:p>1,162088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1.16092" calcext:value-type="float">
            <text:p>1,16092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1.159756" calcext:value-type="float">
            <text:p>1,15975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.158594" calcext:value-type="float">
            <text:p>1,158594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.157434" calcext:value-type="float">
            <text:p>1,157434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.156277" calcext:value-type="float">
            <text:p>1,156277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1.163034" calcext:value-type="float">
            <text:p>1,163034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1.161873" calcext:value-type="float">
            <text:p>1,161873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1.160716" calcext:value-type="float">
            <text:p>1,160716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.15956" calcext:value-type="float">
            <text:p>1,15956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.166288" calcext:value-type="float">
            <text:p>1,166288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.16513" calcext:value-type="float">
            <text:p>1,16513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.171839" calcext:value-type="float">
            <text:p>1,171839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.170678" calcext:value-type="float">
            <text:p>1,170678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1.169519" calcext:value-type="float">
            <text:p>1,169519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1.168363" calcext:value-type="float">
            <text:p>1,168363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1.175043" calcext:value-type="float">
            <text:p>1,17504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1.173884" calcext:value-type="float">
            <text:p>1,173884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1.172728" calcext:value-type="float">
            <text:p>1,172728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1.171574" calcext:value-type="float">
            <text:p>1,171574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1.170422" calcext:value-type="float">
            <text:p>1,170422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.169273" calcext:value-type="float">
            <text:p>1,169273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1.168126" calcext:value-type="float">
            <text:p>1,168126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.166982" calcext:value-type="float">
            <text:p>1,166982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1.16584" calcext:value-type="float">
            <text:p>1,16584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.1647" calcext:value-type="float">
            <text:p>1,1647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1.163563" calcext:value-type="float">
            <text:p>1,163563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.162428" calcext:value-type="float">
            <text:p>1,162428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.161296" calcext:value-type="float">
            <text:p>1,161296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1.160165" calcext:value-type="float">
            <text:p>1,160165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.166765" calcext:value-type="float">
            <text:p>1,166765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1.165632" calcext:value-type="float">
            <text:p>1,165632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.164501" calcext:value-type="float">
            <text:p>1,164501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.163373" calcext:value-type="float">
            <text:p>1,163373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1.169944" calcext:value-type="float">
            <text:p>1,169944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.168813" calcext:value-type="float">
            <text:p>1,16881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1.175367" calcext:value-type="float">
            <text:p>1,175367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.174233" calcext:value-type="float">
            <text:p>1,174233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.173102" calcext:value-type="float">
            <text:p>1,173102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.171973" calcext:value-type="float">
            <text:p>1,171973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.178498" calcext:value-type="float">
            <text:p>1,178498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1.177367" calcext:value-type="float">
            <text:p>1,177367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.176237" calcext:value-type="float">
            <text:p>1,176237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.17511" calcext:value-type="float">
            <text:p>1,17511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.173985" calcext:value-type="float">
            <text:p>1,173985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1.172863" calcext:value-type="float">
            <text:p>1,172863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1.171743" calcext:value-type="float">
            <text:p>1,171743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.170625" calcext:value-type="float">
            <text:p>1,170625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1.169509" calcext:value-type="float">
            <text:p>1,169509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1.168396" calcext:value-type="float">
            <text:p>1,168396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.167285" calcext:value-type="float">
            <text:p>1,167285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1.166176" calcext:value-type="float">
            <text:p>1,166176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.16507" calcext:value-type="float">
            <text:p>1,16507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.163965" calcext:value-type="float">
            <text:p>1,163965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1.162863" calcext:value-type="float">
            <text:p>1,162863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1.161763" calcext:value-type="float">
            <text:p>1,161763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.160666" calcext:value-type="float">
            <text:p>1,160666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1.15957" calcext:value-type="float">
            <text:p>1,15957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1.158477" calcext:value-type="float">
            <text:p>1,158477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.157386" calcext:value-type="float">
            <text:p>1,157386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1.163806" calcext:value-type="float">
            <text:p>1,163806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1.162712" calcext:value-type="float">
            <text:p>1,162712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1.161621" calcext:value-type="float">
            <text:p>1,161621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1.160532" calcext:value-type="float">
            <text:p>1,160532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1.166925" calcext:value-type="float">
            <text:p>1,166925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1.165833" calcext:value-type="float">
            <text:p>1,165833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1.164743" calcext:value-type="float">
            <text:p>1,164743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1.163656" calcext:value-type="float">
            <text:p>1,16365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1.162571" calcext:value-type="float">
            <text:p>1,162571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1.161488" calcext:value-type="float">
            <text:p>1,161488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1.160407" calcext:value-type="float">
            <text:p>1,160407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1.159328" calcext:value-type="float">
            <text:p>1,159328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1.165676" calcext:value-type="float">
            <text:p>1,165676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1.164594" calcext:value-type="float">
            <text:p>1,164594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.163515" calcext:value-type="float">
            <text:p>1,163515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1.162438" calcext:value-type="float">
            <text:p>1,162438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1.161363" calcext:value-type="float">
            <text:p>1,161363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.16029" calcext:value-type="float">
            <text:p>1,16029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.159219" calcext:value-type="float">
            <text:p>1,159219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1.15815" calcext:value-type="float">
            <text:p>1,15815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.157084" calcext:value-type="float">
            <text:p>1,157084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.156019" calcext:value-type="float">
            <text:p>1,156019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.162313" calcext:value-type="float">
            <text:p>1,162313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.161246" calcext:value-type="float">
            <text:p>1,161246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.160181" calcext:value-type="float">
            <text:p>1,160181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.159119" calcext:value-type="float">
            <text:p>1,159119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.158058" calcext:value-type="float">
            <text:p>1,158058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.156999" calcext:value-type="float">
            <text:p>1,156999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1.155943" calcext:value-type="float">
            <text:p>1,155943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.154888" calcext:value-type="float">
            <text:p>1,154888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.161138" calcext:value-type="float">
            <text:p>1,161138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.160081" calcext:value-type="float">
            <text:p>1,160081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.159026" calcext:value-type="float">
            <text:p>1,159026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.157973" calcext:value-type="float">
            <text:p>1,157973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.164199" calcext:value-type="float">
            <text:p>1,164199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.163143" calcext:value-type="float">
            <text:p>1,163143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.16209" calcext:value-type="float">
            <text:p>1,16209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.161038" calcext:value-type="float">
            <text:p>1,161038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.159989" calcext:value-type="float">
            <text:p>1,159989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.158942" calcext:value-type="float">
            <text:p>1,158942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.165133" calcext:value-type="float">
            <text:p>1,165133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.164083" calcext:value-type="float">
            <text:p>1,164083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.163036" calcext:value-type="float">
            <text:p>1,163036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.16199" calcext:value-type="float">
            <text:p>1,16199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.160946" calcext:value-type="float">
            <text:p>1,160946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.159904" calcext:value-type="float">
            <text:p>1,159904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.166063" calcext:value-type="float">
            <text:p>1,166063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.165018" calcext:value-type="float">
            <text:p>1,165018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.163976" calcext:value-type="float">
            <text:p>1,163976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.162936" calcext:value-type="float">
            <text:p>1,16293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.161898" calcext:value-type="float">
            <text:p>1,161898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.160862" calcext:value-type="float">
            <text:p>1,160862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.159827" calcext:value-type="float">
            <text:p>1,159827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.157765" calcext:value-type="float">
            <text:p>1,157765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.156736" calcext:value-type="float">
            <text:p>1,156736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.15571" calcext:value-type="float">
            <text:p>1,15571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1.154685" calcext:value-type="float">
            <text:p>1,154685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1.153663" calcext:value-type="float">
            <text:p>1,153663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1.152642" calcext:value-type="float">
            <text:p>1,152642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.158733" calcext:value-type="float">
            <text:p>1,158733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1.15771" calcext:value-type="float">
            <text:p>1,15771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1.156688" calcext:value-type="float">
            <text:p>1,156688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.155669" calcext:value-type="float">
            <text:p>1,155669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1.161736" calcext:value-type="float">
            <text:p>1,161736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1.160714" calcext:value-type="float">
            <text:p>1,160714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1.159695" calcext:value-type="float">
            <text:p>1,159695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1.158677" calcext:value-type="float">
            <text:p>1,158677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.157661" calcext:value-type="float">
            <text:p>1,157661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.156647" calcext:value-type="float">
            <text:p>1,156647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.162682" calcext:value-type="float">
            <text:p>1,162682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1.161666" calcext:value-type="float">
            <text:p>1,161666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1.160651" calcext:value-type="float">
            <text:p>1,160651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.159639" calcext:value-type="float">
            <text:p>1,159639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.158628" calcext:value-type="float">
            <text:p>1,158628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1.15762" calcext:value-type="float">
            <text:p>1,15762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1.163623" calcext:value-type="float">
            <text:p>1,163623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.162612" calcext:value-type="float">
            <text:p>1,162612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1.161603" calcext:value-type="float">
            <text:p>1,161603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1.160595" calcext:value-type="float">
            <text:p>1,160595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1.15959" calcext:value-type="float">
            <text:p>1,15959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1.158586" calcext:value-type="float">
            <text:p>1,158586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1.157585" calcext:value-type="float">
            <text:p>1,157585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1.156585" calcext:value-type="float">
            <text:p>1,156585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1.162548" calcext:value-type="float">
            <text:p>1,162548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1.161546" calcext:value-type="float">
            <text:p>1,161546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.160546" calcext:value-type="float">
            <text:p>1,160546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1.159547" calcext:value-type="float">
            <text:p>1,159547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1.158551" calcext:value-type="float">
            <text:p>1,158551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.157556" calcext:value-type="float">
            <text:p>1,157556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1.163489" calcext:value-type="float">
            <text:p>1,163489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1.162492" calcext:value-type="float">
            <text:p>1,162492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.161496" calcext:value-type="float">
            <text:p>1,16149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60503" calcext:value-type="float">
            <text:p>1,160503</text:p>
          </table:table-cell>
        </table:table-row>
      </table:table>
      <table:table table:name="Arkusz2" table:style-name="ta1">
        <table:shapes>
          <draw:frame draw:z-index="0" draw:style-name="gr1" draw:text-style-name="P1" svg:width="406.63mm" svg:height="231.62mm" svg:x="68.83mm" svg:y="1.06mm">
            <draw:object draw:notify-on-update-of-ranges="Arkusz2.B2:Arkusz2.B1000 Arkusz2.C2:Arkusz2.C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3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42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18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790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85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19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047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479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3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109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0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2654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2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3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265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1776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4839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32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38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257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29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1607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090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1666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3995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18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085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197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2612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038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257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26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187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2998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39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115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3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1975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389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2969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1762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276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18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19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353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2762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169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115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447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1526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08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367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194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429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199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1854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49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1893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085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1656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173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031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24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281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1924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1706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3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1781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0996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1961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421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1560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258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171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380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1716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425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150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144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,61999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222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162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330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405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147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462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0883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167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297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289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1631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178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492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197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169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171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1871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4132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480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152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1829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303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1572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348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355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153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485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0909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409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213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279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382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473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297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360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1575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105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41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23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119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0915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47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,610534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1606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219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279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113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435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048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274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113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062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0897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416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466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2838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3055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0179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23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337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188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243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0980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243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0901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37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2247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39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008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380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103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129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098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435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101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188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,61011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064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0936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368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0984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411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173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223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079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262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0952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217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0882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048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08061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212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09239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32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204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083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08991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292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369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1575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2039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089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304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0126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,61180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0684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095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195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200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087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,61132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185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0928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1332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028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0849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08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177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0152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09481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1908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09322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2708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0718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099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2187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09595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1082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00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049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08767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201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09149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2369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107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15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0572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0888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1041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002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042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184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0926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133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0959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08749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177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09564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130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0945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09724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08866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18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0822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0929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09673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1697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2015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098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038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042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1125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030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056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08661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1428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09414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2156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132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0588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0926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084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08929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123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09691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004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19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0968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089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00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00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0928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112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08833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035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09611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0995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023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0830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083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09409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0974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08314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081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0888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136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0643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0967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08947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1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09618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130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099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03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0907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082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0992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0923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09554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022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0799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0354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0989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0922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030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0686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09809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0874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08623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007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0880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08164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0411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098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09461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095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083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0923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0252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09606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0920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073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0108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00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,608916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09908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0837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0495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0978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000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0073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062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0964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0924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0840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0459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09245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09523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0894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097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0953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09607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08666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066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08803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0298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0907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08452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041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0985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095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0413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0901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042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09861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0948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08526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0988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08438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0344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09533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08713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015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08339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0192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09662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0986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09988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0867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09771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0924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0901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07999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08534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0334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09436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09005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08487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09853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0857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0349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0923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09062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08275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0036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09575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09317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08513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08726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09963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0945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09695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09205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08028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09251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09334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08351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0043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0853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0214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09668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09268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08793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0462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017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09477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016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08979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09609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08938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08476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0105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08676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0942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09163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09285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08152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0975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09495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08409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006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09365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0886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08363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09318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08924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08701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0251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08966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09693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09004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09032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08589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0122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09219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,608878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08493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09584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08842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08132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09632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0023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09591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08593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09742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0858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099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09082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09258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08496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09594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08548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09237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09233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07966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09411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09002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09203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08696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09373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08109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09298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0952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09331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0861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0961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09634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08683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0815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09545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09197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08807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08677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08272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0964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08393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0909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09288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09568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09089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0927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08511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09333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09349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08953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08556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08181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09512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08413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09462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0873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09821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0854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08725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08167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0947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08331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0963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08997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09157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0918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09102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0821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09178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09489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09128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08841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08131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0939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08495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09757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08779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08581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09196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08734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08379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08151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09389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,609024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09198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09434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08547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09122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0859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08744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08093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08445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08769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08266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09473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08622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09502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08595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08254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0945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08796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08946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08372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09557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09627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09293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09204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08858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08128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08741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08907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08267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08159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09321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08993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0877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08336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08668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08647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0919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08664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08826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08477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09446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09123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08865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09084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09151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0883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0899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08235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0935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08491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09384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08945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08389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0907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09379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08774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08914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08594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09484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,608708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08398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08249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0933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08385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0868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08834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08138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08628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08788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08202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09055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09354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08641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08288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09068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083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08695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08189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09241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08472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08973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08678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08974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08062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09104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08996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08142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09175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08205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09232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08564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08278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,609059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08342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09359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08732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08444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09455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08857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08763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0805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09051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08768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0891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08965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08688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08474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09177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0911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08586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08185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08325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08045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08168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09132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08652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08381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0884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08118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08627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07899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08852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08176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08551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,608098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09044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08344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09287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08772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08906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08553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08364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08812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08387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08475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09146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08241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08831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08963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0834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08599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08054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08156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09073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08635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08394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0813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09043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09186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08679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08307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08575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08754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08798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08352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09018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08903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08644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08762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0840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07946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08838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08588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0816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09048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09201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08806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08616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0925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08609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09154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08674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08669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08421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09136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08488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08245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089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08912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08545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08435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08186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086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07989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08608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08721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0808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08509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08268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08797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09006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08637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084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08299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08667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08431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08273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09115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08361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08682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08448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07969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08066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08308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08998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0875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08083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08909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08319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08957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08473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08161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08392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08785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08277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08784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08072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08821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0849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08064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08874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08555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08089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08328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08828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08603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08365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08127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08928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08955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08412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08519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08516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08139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08059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08849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08711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08337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08715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08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08383</text:p>
          </table:table-cell>
        </table:table-row>
      </table:table>
      <table:named-expressions/>
      <table:database-ranges>
        <table:database-range table:name="__Anonymous_Sheet_DB__0" table:target-range-address="Arkusz1.C2:Arkusz1.C10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8:57:05.356439122</meta:creation-date>
    <dc:date>2019-11-03T20:41:38.593959194</dc:date>
    <meta:editing-duration>PT9M55S</meta:editing-duration>
    <meta:editing-cycles>1</meta:editing-cycles>
    <meta:document-statistic meta:table-count="2" meta:cell-count="3996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027cm" svg:height="22.581cm" xlink:href=".." xlink:type="simple" chart:class="chart:line" chart:style-name="ch1">
        <chart:legend chart:legend-position="end" svg:x="40.99cm" svg:y="10.991cm" style:legend-expansion="high" chart:style-name="ch2"/>
        <chart:plot-area chart:style-name="ch3" table:cell-range-address="Arkusz1.B2:Arkusz1.C1000" chart:data-source-has-labels="column" svg:x="0.88cm" svg:y="0.451cm" svg:width="39.23cm" svg:height="21.679cm">
          <chartooo:coordinate-region svg:x="1.607cm" svg:y="0.451cm" svg:width="38.503cm" svg:height="20.555cm"/>
          <chart:axis chart:dimension="x" chart:name="primary-x" chart:style-name="ch4" chartooo:axis-type="auto">
            <chartooo:date-scale/>
            <chart:categories table:cell-range-address="Arkusz1.B2:Arkusz1.B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C2:Arkusz1.C1000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rkusz1.B2:Arkusz1.B1000</svg:desc>
                </draw:g>
              </table:table-cell>
              <table:table-cell office:value-type="float" office:value="0.346574">
                <text:p>0.346574</text:p>
                <draw:g>
                  <svg:desc>Arkusz1.C2:Arkusz1.C10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2408">
                <text:p>0.7324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3147">
                <text:p>0.693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5663">
                <text:p>0.9656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588">
                <text:p>0.895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11949">
                <text:p>1.1119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9721">
                <text:p>1.0397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6544">
                <text:p>0.9765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1034">
                <text:p>0.9210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9952">
                <text:p>1.0899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35378">
                <text:p>1.0353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3823">
                <text:p>1.1838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31025">
                <text:p>1.1310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39721">
                <text:p>1.0397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66617">
                <text:p>1.1666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24033">
                <text:p>1.1240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39764">
                <text:p>1.2397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98293">
                <text:p>1.1982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159818">
                <text:p>1.1598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124015">
                <text:p>1.124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226933">
                <text:p>1.2269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9177">
                <text:p>1.191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27803">
                <text:p>1.1278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098612">
                <text:p>1.0986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71066">
                <text:p>1.0710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61136">
                <text:p>1.1611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33732">
                <text:p>1.1337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18512">
                <text:p>1.218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91347">
                <text:p>1.1913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65503">
                <text:p>1.1655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40881">
                <text:p>1.1408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17395">
                <text:p>1.1173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094964">
                <text:p>1.0949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71109">
                <text:p>1.171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148711">
                <text:p>1.1487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2725">
                <text:p>1.127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06664">
                <text:p>1.1066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177474">
                <text:p>1.1774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6898">
                <text:p>1.1568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24577">
                <text:p>1.2245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20406">
                <text:p>1.204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84295">
                <text:p>1.1842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165239">
                <text:p>1.1652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228771">
                <text:p>1.2287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20975">
                <text:p>1.209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191374">
                <text:p>1.1913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73607">
                <text:p>1.17360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156419">
                <text:p>1.1564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139782">
                <text:p>1.1397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198579">
                <text:p>1.19857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81921">
                <text:p>1.1819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6577">
                <text:p>1.165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134892">
                <text:p>1.1348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120122">
                <text:p>1.12012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74884">
                <text:p>1.174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60064">
                <text:p>1.16006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213045">
                <text:p>1.2130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1982">
                <text:p>1.198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183753">
                <text:p>1.1837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69686">
                <text:p>1.1696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155984">
                <text:p>1.15598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142633">
                <text:p>1.1426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192376">
                <text:p>1.1923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17898">
                <text:p>1.178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165913">
                <text:p>1.1659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53163">
                <text:p>1.1531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00755">
                <text:p>1.2007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187963">
                <text:p>1.1879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234242">
                <text:p>1.2342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221424">
                <text:p>1.2214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08897">
                <text:p>1.2088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19665">
                <text:p>1.1966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184674">
                <text:p>1.1846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17296">
                <text:p>1.172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05057">
                <text:p>1.20505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93554">
                <text:p>1.1935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182291">
                <text:p>1.1822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224498">
                <text:p>1.2244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2132">
                <text:p>1.21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202129">
                <text:p>1.2021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191279">
                <text:p>1.1912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80642">
                <text:p>1.1806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170213">
                <text:p>1.1702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210419">
                <text:p>1.2104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99949">
                <text:p>1.19994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89677">
                <text:p>1.1896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79597">
                <text:p>1.1795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69703">
                <text:p>1.1697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15999">
                <text:p>1.15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50453">
                <text:p>1.1504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41087">
                <text:p>1.14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179049">
                <text:p>1.1790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169635">
                <text:p>1.1696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160384">
                <text:p>1.160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51293">
                <text:p>1.1512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188051">
                <text:p>1.18805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178915">
                <text:p>1.17891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214929">
                <text:p>1.2149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205755">
                <text:p>1.2057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196733">
                <text:p>1.1967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187857">
                <text:p>1.1878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222796">
                <text:p>1.22279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213886">
                <text:p>1.2138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248157">
                <text:p>1.2481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239218">
                <text:p>1.23921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230418">
                <text:p>1.2304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221754">
                <text:p>1.22175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255059">
                <text:p>1.25505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246368">
                <text:p>1.24636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237808">
                <text:p>1.23780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229377">
                <text:p>1.22937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22107">
                <text:p>1.221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212886">
                <text:p>1.2128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204821">
                <text:p>1.2048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96873">
                <text:p>1.19687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189039">
                <text:p>1.18903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181317">
                <text:p>1.18131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173704">
                <text:p>1.17370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166197">
                <text:p>1.16619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151496">
                <text:p>1.1514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182439">
                <text:p>1.1824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175101">
                <text:p>1.17510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167862">
                <text:p>1.1678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16072">
                <text:p>1.160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190888">
                <text:p>1.1908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18371">
                <text:p>1.183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176625">
                <text:p>1.1766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169633">
                <text:p>1.1696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162732">
                <text:p>1.16273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155919">
                <text:p>1.15591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185105">
                <text:p>1.18510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178256">
                <text:p>1.1782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206994">
                <text:p>1.2069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00113">
                <text:p>1.2001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193318">
                <text:p>1.1933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186606">
                <text:p>1.1866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179977">
                <text:p>1.17997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173428">
                <text:p>1.1734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166958">
                <text:p>1.16695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160566">
                <text:p>1.160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15425">
                <text:p>1.154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148008">
                <text:p>1.14800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.175424">
                <text:p>1.1754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169148">
                <text:p>1.1691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196173">
                <text:p>1.19617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.189866">
                <text:p>1.1898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.183632">
                <text:p>1.1836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.177469">
                <text:p>1.17746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171376">
                <text:p>1.17137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.165351">
                <text:p>1.16535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.191599">
                <text:p>1.1915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.185544">
                <text:p>1.18554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.179556">
                <text:p>1.1795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173634">
                <text:p>1.1736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167776">
                <text:p>1.16777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.161982">
                <text:p>1.16198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.181676">
                <text:p>1.1816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175915">
                <text:p>1.17591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.170214">
                <text:p>1.17021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.19522">
                <text:p>1.195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.189492">
                <text:p>1.18949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183823">
                <text:p>1.1838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178213">
                <text:p>1.17821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.17266">
                <text:p>1.1726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.167164">
                <text:p>1.16716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.191513">
                <text:p>1.19151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.18599">
                <text:p>1.185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180523">
                <text:p>1.18052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.17511">
                <text:p>1.175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.169751">
                <text:p>1.16975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.164446">
                <text:p>1.1644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.188172">
                <text:p>1.1881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18284">
                <text:p>1.1828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206281">
                <text:p>1.2062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200925">
                <text:p>1.20092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19562">
                <text:p>1.195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90366">
                <text:p>1.1903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185162">
                <text:p>1.1851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180007">
                <text:p>1.18000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174901">
                <text:p>1.17490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169843">
                <text:p>1.16984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164833">
                <text:p>1.1648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159868">
                <text:p>1.15986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.182449">
                <text:p>1.18244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.17746">
                <text:p>1.1774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.199784">
                <text:p>1.19978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194772">
                <text:p>1.19477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189805">
                <text:p>1.18980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84883">
                <text:p>1.1848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06823">
                <text:p>1.20682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01879">
                <text:p>1.20187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223578">
                <text:p>1.2235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18613">
                <text:p>1.21861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213692">
                <text:p>1.21369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208813">
                <text:p>1.20881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.203978">
                <text:p>1.20397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199184">
                <text:p>1.19918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194432">
                <text:p>1.19443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18972">
                <text:p>1.1897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.185049">
                <text:p>1.18504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.180417">
                <text:p>1.18041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175825">
                <text:p>1.1758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171271">
                <text:p>1.17127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19212">
                <text:p>1.192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187545">
                <text:p>1.18754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183008">
                <text:p>1.18300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178509">
                <text:p>1.17850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74046">
                <text:p>1.17404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69621">
                <text:p>1.16962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165231">
                <text:p>1.16523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160877">
                <text:p>1.16087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156559">
                <text:p>1.1565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152275">
                <text:p>1.15227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148026">
                <text:p>1.1480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14381">
                <text:p>1.1438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163876">
                <text:p>1.1638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159638">
                <text:p>1.15963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155435">
                <text:p>1.15543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51264">
                <text:p>1.15126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1024">
                <text:p>1.17102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66833">
                <text:p>1.1668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186402">
                <text:p>1.18640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82191">
                <text:p>1.18219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178012">
                <text:p>1.17801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173866">
                <text:p>1.17386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193146">
                <text:p>1.19314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18898">
                <text:p>1.1889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184846">
                <text:p>1.18484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180743">
                <text:p>1.18074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176671">
                <text:p>1.17667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172629">
                <text:p>1.17262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191532">
                <text:p>1.19153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87472">
                <text:p>1.1874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2062">
                <text:p>1.206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202123">
                <text:p>1.20212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.198075">
                <text:p>1.19807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.194057">
                <text:p>1.19405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.190068">
                <text:p>1.19006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.186108">
                <text:p>1.18610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.182176">
                <text:p>1.18217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178273">
                <text:p>1.17827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.174398">
                <text:p>1.1743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17055">
                <text:p>1.1705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188743">
                <text:p>1.18874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184878">
                <text:p>1.18487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.18104">
                <text:p>1.1810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.177229">
                <text:p>1.17722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173444">
                <text:p>1.1734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169686">
                <text:p>1.16968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.187545">
                <text:p>1.18754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.18377">
                <text:p>1.1837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.180021">
                <text:p>1.18002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176298">
                <text:p>1.17629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.1726">
                <text:p>1.172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.168927">
                <text:p>1.16892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.186466">
                <text:p>1.18646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.182777">
                <text:p>1.18277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.179113">
                <text:p>1.17911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.175473">
                <text:p>1.1754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.171857">
                <text:p>1.17185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.168266">
                <text:p>1.16826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.185496">
                <text:p>1.18549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181889">
                <text:p>1.18188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.198977">
                <text:p>1.19897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.195355">
                <text:p>1.19535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.191756">
                <text:p>1.1917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.18818">
                <text:p>1.1881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.184628">
                <text:p>1.18462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.181099">
                <text:p>1.1810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.197895">
                <text:p>1.19789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.194351">
                <text:p>1.19435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.19083">
                <text:p>1.190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187331">
                <text:p>1.18733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.203919">
                <text:p>1.20391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.200406">
                <text:p>1.2004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216863">
                <text:p>1.21686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.213336">
                <text:p>1.21333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.209831">
                <text:p>1.20983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.206348">
                <text:p>1.20634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.202886">
                <text:p>1.2028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.199446">
                <text:p>1.19944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.196028">
                <text:p>1.19602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19263">
                <text:p>1.1926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189253">
                <text:p>1.18925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185897">
                <text:p>1.18589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201948">
                <text:p>1.20194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198578">
                <text:p>1.19857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.195229">
                <text:p>1.19522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.188591">
                <text:p>1.18859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.185301">
                <text:p>1.18530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.182032">
                <text:p>1.1820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178782">
                <text:p>1.17878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.175551">
                <text:p>1.17555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172339">
                <text:p>1.17233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169147">
                <text:p>1.16914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165973">
                <text:p>1.16597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162817">
                <text:p>1.16281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159681">
                <text:p>1.15968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175216">
                <text:p>1.17521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172066">
                <text:p>1.17206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168934">
                <text:p>1.1689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16582">
                <text:p>1.1658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181179">
                <text:p>1.18117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178052">
                <text:p>1.17805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193301">
                <text:p>1.19330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190161">
                <text:p>1.19016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187039">
                <text:p>1.18703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183934">
                <text:p>1.1839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199014">
                <text:p>1.1990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195897">
                <text:p>1.19589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192798">
                <text:p>1.1927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189716">
                <text:p>1.18971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186651">
                <text:p>1.18665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183604">
                <text:p>1.18360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80573">
                <text:p>1.18057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77559">
                <text:p>1.17755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174561">
                <text:p>1.17456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17158">
                <text:p>1.1715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168616">
                <text:p>1.1686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.165667">
                <text:p>1.16566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.162735">
                <text:p>1.1627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159819">
                <text:p>1.15981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.174447">
                <text:p>1.17444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.171518">
                <text:p>1.17151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.168605">
                <text:p>1.16860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.165708">
                <text:p>1.16570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.162826">
                <text:p>1.16282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.15996">
                <text:p>1.1599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.174379">
                <text:p>1.17437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.1715">
                <text:p>1.171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.168637">
                <text:p>1.1686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165789">
                <text:p>1.16578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.162956">
                <text:p>1.16295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160138">
                <text:p>1.16013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.157334">
                <text:p>1.15733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.154545">
                <text:p>1.1545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.151771">
                <text:p>1.15177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.149011">
                <text:p>1.14901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.163122">
                <text:p>1.16312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.16035">
                <text:p>1.1603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.17437">
                <text:p>1.1743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171587">
                <text:p>1.17158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.168818">
                <text:p>1.16881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.166063">
                <text:p>1.16606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.179941">
                <text:p>1.17994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.177175">
                <text:p>1.17717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.174424">
                <text:p>1.17442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.171686">
                <text:p>1.17168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.168961">
                <text:p>1.16896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.166251">
                <text:p>1.16625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.179942">
                <text:p>1.1799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177221">
                <text:p>1.17722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174513">
                <text:p>1.17451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.171819">
                <text:p>1.17181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.169138">
                <text:p>1.16913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.16647">
                <text:p>1.1664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163815">
                <text:p>1.1638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161174">
                <text:p>1.16117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174636">
                <text:p>1.17463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171984">
                <text:p>1.17198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169345">
                <text:p>1.16934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166718">
                <text:p>1.16671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164104">
                <text:p>1.16410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161503">
                <text:p>1.16150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17479">
                <text:p>1.1747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172179">
                <text:p>1.17217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16958">
                <text:p>1.1695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166994">
                <text:p>1.16699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.164419">
                <text:p>1.16441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.161858">
                <text:p>1.16185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.174974">
                <text:p>1.1749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172402">
                <text:p>1.17240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.169842">
                <text:p>1.16984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.167295">
                <text:p>1.16729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.180289">
                <text:p>1.18028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77731">
                <text:p>1.1777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.175186">
                <text:p>1.17518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.172652">
                <text:p>1.17265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.17013">
                <text:p>1.1701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.16762">
                <text:p>1.1676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.180451">
                <text:p>1.18045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177932">
                <text:p>1.17793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.175423">
                <text:p>1.17542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.172926">
                <text:p>1.17292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.170441">
                <text:p>1.17044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.167967">
                <text:p>1.16796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.165504">
                <text:p>1.16550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.163053">
                <text:p>1.1630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175685">
                <text:p>1.17568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173224">
                <text:p>1.17322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170774">
                <text:p>1.1707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168336">
                <text:p>1.16833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.180855">
                <text:p>1.18085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.178407">
                <text:p>1.17840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.17597">
                <text:p>1.1759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.173544">
                <text:p>1.17354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.171129">
                <text:p>1.17112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.168724">
                <text:p>1.16872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.16633">
                <text:p>1.1663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.163946">
                <text:p>1.16394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.176277">
                <text:p>1.17627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173884">
                <text:p>1.17388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171502">
                <text:p>1.17150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.169131">
                <text:p>1.16913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.16677">
                <text:p>1.1667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.164419">
                <text:p>1.16441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.162078">
                <text:p>1.16207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.159747">
                <text:p>1.15974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.157427">
                <text:p>1.15742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.155116">
                <text:p>1.15511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.167226">
                <text:p>1.16722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164906">
                <text:p>1.16490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.17695">
                <text:p>1.1769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.174622">
                <text:p>1.17462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.172304">
                <text:p>1.17230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.169996">
                <text:p>1.16999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.167697">
                <text:p>1.16769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.165409">
                <text:p>1.16540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.163129">
                <text:p>1.16312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.16086">
                <text:p>1.1608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1586">
                <text:p>1.158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15635">
                <text:p>1.1563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.168183">
                <text:p>1.16818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.165924">
                <text:p>1.16592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.177695">
                <text:p>1.17769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.175428">
                <text:p>1.1754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17317">
                <text:p>1.1731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.170922">
                <text:p>1.17092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.168683">
                <text:p>1.16868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.166453">
                <text:p>1.16645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.178092">
                <text:p>1.17809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175854">
                <text:p>1.17585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173625">
                <text:p>1.17362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.171406">
                <text:p>1.17140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.18295">
                <text:p>1.1829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.180723">
                <text:p>1.18072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.178504">
                <text:p>1.17850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.176295">
                <text:p>1.17629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.174094">
                <text:p>1.1740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.171902">
                <text:p>1.17190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.183321">
                <text:p>1.18332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181121">
                <text:p>1.18112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.178931">
                <text:p>1.17893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.176749">
                <text:p>1.17674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.174575">
                <text:p>1.17457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.172411">
                <text:p>1.17241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.170255">
                <text:p>1.17025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.168107">
                <text:p>1.16810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.17937">
                <text:p>1.179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.177215">
                <text:p>1.17721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.175068">
                <text:p>1.17506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17293">
                <text:p>1.1729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.184105">
                <text:p>1.18410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.181959">
                <text:p>1.18195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.193079">
                <text:p>1.19307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.190926">
                <text:p>1.19092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.188781">
                <text:p>1.18878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.186645">
                <text:p>1.18664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.197679">
                <text:p>1.19767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.195536">
                <text:p>1.19553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.193401">
                <text:p>1.19340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191274">
                <text:p>1.19127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.189155">
                <text:p>1.18915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.187045">
                <text:p>1.18704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.184942">
                <text:p>1.18494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.182848">
                <text:p>1.18284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.180761">
                <text:p>1.18076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.178683">
                <text:p>1.17868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.176612">
                <text:p>1.17661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.174549">
                <text:p>1.17454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.185379">
                <text:p>1.18537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83309">
                <text:p>1.18330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.181247">
                <text:p>1.181247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.179193">
                <text:p>1.17919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.177146">
                <text:p>1.17714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175107">
                <text:p>1.17510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.173076">
                <text:p>1.17307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.171052">
                <text:p>1.1710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.181742">
                <text:p>1.18174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.179712">
                <text:p>1.17971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.177689">
                <text:p>1.1776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175673">
                <text:p>1.17567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.186285">
                <text:p>1.18628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.184262">
                <text:p>1.1842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.182247">
                <text:p>1.18224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.18024">
                <text:p>1.1802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.178239">
                <text:p>1.17823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.176246">
                <text:p>1.17624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.17426">
                <text:p>1.1742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.172282">
                <text:p>1.17228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.182761">
                <text:p>1.182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80776">
                <text:p>1.18077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.178798">
                <text:p>1.17879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.176827">
                <text:p>1.176827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.18723">
                <text:p>1.1872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.185253">
                <text:p>1.18525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.183282">
                <text:p>1.18328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.181319">
                <text:p>1.18131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.179363">
                <text:p>1.17936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.177414">
                <text:p>1.17741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.187716">
                <text:p>1.1877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18576">
                <text:p>1.1857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183812">
                <text:p>1.1838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18187">
                <text:p>1.18187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.179935">
                <text:p>1.179935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.178007">
                <text:p>1.17800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.176086">
                <text:p>1.17608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.174171">
                <text:p>1.174171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.172263">
                <text:p>1.172263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.170362">
                <text:p>1.1703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.168468">
                <text:p>1.16846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.176705">
                <text:p>1.17670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.174811">
                <text:p>1.17481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.184892">
                <text:p>1.18489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.182992">
                <text:p>1.18299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.181098">
                <text:p>1.181098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.179211">
                <text:p>1.17921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.17733">
                <text:p>1.17733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.175456">
                <text:p>1.17545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173588">
                <text:p>1.17358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171726">
                <text:p>1.17172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.169871">
                <text:p>1.169871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.168022">
                <text:p>1.16802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.166179">
                <text:p>1.166179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.164343">
                <text:p>1.16434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.162513">
                <text:p>1.16251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.160689">
                <text:p>1.16068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.158871">
                <text:p>1.15887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.157059">
                <text:p>1.15705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.155254">
                <text:p>1.15525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153454">
                <text:p>1.15345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.163294">
                <text:p>1.16329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.161488">
                <text:p>1.16148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.159689">
                <text:p>1.15968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.157895">
                <text:p>1.15789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.156107">
                <text:p>1.156107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.154326">
                <text:p>1.154326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.164076">
                <text:p>1.16407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.162288">
                <text:p>1.16228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.160506">
                <text:p>1.1605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15873">
                <text:p>1.1587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.155196">
                <text:p>1.155196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.153438">
                <text:p>1.15343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.151685">
                <text:p>1.15168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.149938">
                <text:p>1.14993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.148197">
                <text:p>1.14819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.157813">
                <text:p>1.15781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.156066">
                <text:p>1.15606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.154324">
                <text:p>1.1543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152588">
                <text:p>1.15258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.150858">
                <text:p>1.15085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.149134">
                <text:p>1.149134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.158664">
                <text:p>1.15866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.156934">
                <text:p>1.15693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.155209">
                <text:p>1.155209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.15349">
                <text:p>1.1534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.151776">
                <text:p>1.15177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.150068">
                <text:p>1.15006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.159514">
                <text:p>1.15951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.167208">
                <text:p>1.16720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.165489">
                <text:p>1.16548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.163775">
                <text:p>1.16377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.162066">
                <text:p>1.16206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.160363">
                <text:p>1.1603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158665">
                <text:p>1.15866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.167992">
                <text:p>1.16799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.166289">
                <text:p>1.1662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.164591">
                <text:p>1.16459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162898">
                <text:p>1.162898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.161211">
                <text:p>1.161211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.159529">
                <text:p>1.159529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157852">
                <text:p>1.15785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156181">
                <text:p>1.15618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154514">
                <text:p>1.15451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152853">
                <text:p>1.152853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162057">
                <text:p>1.16205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160391">
                <text:p>1.16039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158729">
                <text:p>1.1587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157073">
                <text:p>1.1570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155422">
                <text:p>1.15542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153776">
                <text:p>1.153776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162902">
                <text:p>1.16290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161251">
                <text:p>1.16125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159604">
                <text:p>1.15960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157963">
                <text:p>1.15796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156327">
                <text:p>1.15632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154695">
                <text:p>1.15469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163745">
                <text:p>1.1637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62109">
                <text:p>1.16210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171124">
                <text:p>1.17112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.169482">
                <text:p>1.16948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.167846">
                <text:p>1.16784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.166214">
                <text:p>1.16621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164587">
                <text:p>1.164587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.162965">
                <text:p>1.162965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.171906">
                <text:p>1.17190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.170279">
                <text:p>1.17027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.168657">
                <text:p>1.16865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167039">
                <text:p>1.16703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165427">
                <text:p>1.165427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.163819">
                <text:p>1.16381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.172687">
                <text:p>1.17268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.171074">
                <text:p>1.17107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.169466">
                <text:p>1.16946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.167863">
                <text:p>1.167863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.176678">
                <text:p>1.17667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.17507">
                <text:p>1.1750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.183851">
                <text:p>1.18385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182239">
                <text:p>1.18223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.180631">
                <text:p>1.180631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.179028">
                <text:p>1.179028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.177429">
                <text:p>1.17742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.175835">
                <text:p>1.17583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174246">
                <text:p>1.17424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.172661">
                <text:p>1.172661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.171081">
                <text:p>1.171081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.169506">
                <text:p>1.169506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.167935">
                <text:p>1.16793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166368">
                <text:p>1.16636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.175024">
                <text:p>1.17502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.173453">
                <text:p>1.173453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.171886">
                <text:p>1.17188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.170324">
                <text:p>1.17032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.168767">
                <text:p>1.16876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.167214">
                <text:p>1.16721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.165665">
                <text:p>1.16566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.164121">
                <text:p>1.16412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.162581">
                <text:p>1.16258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161045">
                <text:p>1.16104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.169597">
                <text:p>1.16959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.168056">
                <text:p>1.16805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.176577">
                <text:p>1.176577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.175032">
                <text:p>1.17503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.173492">
                <text:p>1.17349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.171956">
                <text:p>1.17195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.180428">
                <text:p>1.18042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.178888">
                <text:p>1.178888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.177351">
                <text:p>1.17735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17582">
                <text:p>1.1758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.174292">
                <text:p>1.17429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.172769">
                <text:p>1.17276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.181176">
                <text:p>1.18117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.179648">
                <text:p>1.17964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.178125">
                <text:p>1.17812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.176605">
                <text:p>1.17660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.17509">
                <text:p>1.17509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.17358">
                <text:p>1.1735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.181922">
                <text:p>1.1819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180407">
                <text:p>1.180407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.18872">
                <text:p>1.1887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.187201">
                <text:p>1.18720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.185686">
                <text:p>1.18568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.184175">
                <text:p>1.18417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.182668">
                <text:p>1.18266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.181165">
                <text:p>1.18116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.179667">
                <text:p>1.17966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.178172">
                <text:p>1.17817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.176681">
                <text:p>1.17668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175195">
                <text:p>1.17519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.173712">
                <text:p>1.1737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.172234">
                <text:p>1.17223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.180435">
                <text:p>1.180435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.178953">
                <text:p>1.17895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.177474">
                <text:p>1.17747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175999">
                <text:p>1.175999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.184156">
                <text:p>1.18415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.182677">
                <text:p>1.18267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.181202">
                <text:p>1.18120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179731">
                <text:p>1.179731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.178265">
                <text:p>1.17826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.176802">
                <text:p>1.17680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.184898">
                <text:p>1.18489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.183431">
                <text:p>1.183431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.181968">
                <text:p>1.18196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.180508">
                <text:p>1.18050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.179053">
                <text:p>1.179053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.177601">
                <text:p>1.17760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.176154">
                <text:p>1.17615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17471">
                <text:p>1.1747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.182732">
                <text:p>1.18273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.181284">
                <text:p>1.18128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.179839">
                <text:p>1.179839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.178399">
                <text:p>1.17839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.176963">
                <text:p>1.176963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.17553">
                <text:p>1.1755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.174101">
                <text:p>1.17410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.172675">
                <text:p>1.17267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.171254">
                <text:p>1.1712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69836">
                <text:p>1.16983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.177769">
                <text:p>1.177769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.176347">
                <text:p>1.17634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.174929">
                <text:p>1.17492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.173514">
                <text:p>1.17351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.172103">
                <text:p>1.17210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.170696">
                <text:p>1.170696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.169293">
                <text:p>1.169293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.167893">
                <text:p>1.16789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.175754">
                <text:p>1.17575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17435">
                <text:p>1.1743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.17295">
                <text:p>1.17295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.171553">
                <text:p>1.17155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.17016">
                <text:p>1.17016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.16877">
                <text:p>1.1687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.167384">
                <text:p>1.167384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.166002">
                <text:p>1.16600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.164623">
                <text:p>1.164623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.163247">
                <text:p>1.16324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.171024">
                <text:p>1.1710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169645">
                <text:p>1.16964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.168269">
                <text:p>1.168269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.166896">
                <text:p>1.16689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.165527">
                <text:p>1.165527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.164162">
                <text:p>1.1641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.1628">
                <text:p>1.162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161441">
                <text:p>1.16144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.169149">
                <text:p>1.16914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.167787">
                <text:p>1.167787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166428">
                <text:p>1.1664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165072">
                <text:p>1.16507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.16372">
                <text:p>1.1637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.162371">
                <text:p>1.16237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.170026">
                <text:p>1.17002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.168673">
                <text:p>1.16867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.167324">
                <text:p>1.16732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.165978">
                <text:p>1.16597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.164636">
                <text:p>1.16463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.163296">
                <text:p>1.163296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.170899">
                <text:p>1.17089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169556">
                <text:p>1.169556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.168216">
                <text:p>1.16821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.16688">
                <text:p>1.1668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.174444">
                <text:p>1.17444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.173104">
                <text:p>1.17310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.171767">
                <text:p>1.17176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.170434">
                <text:p>1.170434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.169104">
                <text:p>1.16910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.167777">
                <text:p>1.16777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.166453">
                <text:p>1.16645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165133">
                <text:p>1.165133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.172632">
                <text:p>1.17263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.171308">
                <text:p>1.17130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.169988">
                <text:p>1.16998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.16867">
                <text:p>1.1686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.167356">
                <text:p>1.16735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.166044">
                <text:p>1.16604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.173494">
                <text:p>1.17349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.172179">
                <text:p>1.172179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.170867">
                <text:p>1.17086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169559">
                <text:p>1.16955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.176972">
                <text:p>1.17697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.17566">
                <text:p>1.1756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.174351">
                <text:p>1.174351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.173045">
                <text:p>1.17304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.171743">
                <text:p>1.171743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.170443">
                <text:p>1.170443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.169147">
                <text:p>1.16914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167854">
                <text:p>1.167854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.175205">
                <text:p>1.17520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.173908">
                <text:p>1.17390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.172614">
                <text:p>1.17261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.171324">
                <text:p>1.17132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.178639">
                <text:p>1.17863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.177345">
                <text:p>1.17734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.176054">
                <text:p>1.17605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.174767">
                <text:p>1.17476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.173482">
                <text:p>1.17348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.1722">
                <text:p>1.172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.170921">
                <text:p>1.17092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169645">
                <text:p>1.16964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.168372">
                <text:p>1.16837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.167102">
                <text:p>1.16710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.165835">
                <text:p>1.16583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164571">
                <text:p>1.164571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.16331">
                <text:p>1.16331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.162052">
                <text:p>1.16205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.16927">
                <text:p>1.16927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.168009">
                <text:p>1.16800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.16675">
                <text:p>1.1667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165494">
                <text:p>1.16549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.164242">
                <text:p>1.16424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.162992">
                <text:p>1.16299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.161745">
                <text:p>1.16174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.160501">
                <text:p>1.160501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.159259">
                <text:p>1.15925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.158021">
                <text:p>1.15802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.165168">
                <text:p>1.16516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.163926">
                <text:p>1.163926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.162687">
                <text:p>1.16268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161451">
                <text:p>1.161451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.160218">
                <text:p>1.16021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.158988">
                <text:p>1.15898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.15776">
                <text:p>1.15776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.156535">
                <text:p>1.15653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.155313">
                <text:p>1.155313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.154094">
                <text:p>1.15409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.152877">
                <text:p>1.152877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.151664">
                <text:p>1.151664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.158729">
                <text:p>1.15872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.157512">
                <text:p>1.15751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.164557">
                <text:p>1.164557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.163337">
                <text:p>1.163337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.162119">
                <text:p>1.16211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.160905">
                <text:p>1.160905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.159693">
                <text:p>1.15969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.158483">
                <text:p>1.158483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.157277">
                <text:p>1.157277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.156073">
                <text:p>1.156073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.154872">
                <text:p>1.15487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153673">
                <text:p>1.15367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.160651">
                <text:p>1.160651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.159449">
                <text:p>1.15944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.166407">
                <text:p>1.166407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.165202">
                <text:p>1.16520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.1628">
                <text:p>1.162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.169727">
                <text:p>1.16972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.168524">
                <text:p>1.16852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.175431">
                <text:p>1.17543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174225">
                <text:p>1.17422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.173022">
                <text:p>1.17302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.171822">
                <text:p>1.17182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.170624">
                <text:p>1.17062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.169429">
                <text:p>1.16942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.168237">
                <text:p>1.16823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.167047">
                <text:p>1.16704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.16586">
                <text:p>1.1658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.164675">
                <text:p>1.16467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.171517">
                <text:p>1.17151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170329">
                <text:p>1.17032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169144">
                <text:p>1.16914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.167962">
                <text:p>1.16796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.166782">
                <text:p>1.16678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.165605">
                <text:p>1.16560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.16443">
                <text:p>1.1644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.163257">
                <text:p>1.16325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.162088">
                <text:p>1.162088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.16092">
                <text:p>1.1609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.159756">
                <text:p>1.15975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158594">
                <text:p>1.15859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.157434">
                <text:p>1.157434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.156277">
                <text:p>1.156277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.163034">
                <text:p>1.163034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.161873">
                <text:p>1.16187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.160716">
                <text:p>1.16071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.166288">
                <text:p>1.16628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.16513">
                <text:p>1.1651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.171839">
                <text:p>1.17183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170678">
                <text:p>1.170678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.169519">
                <text:p>1.169519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.168363">
                <text:p>1.16836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.175043">
                <text:p>1.17504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.173884">
                <text:p>1.17388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.172728">
                <text:p>1.17272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.171574">
                <text:p>1.17157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.170422">
                <text:p>1.17042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.169273">
                <text:p>1.16927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.168126">
                <text:p>1.16812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.166982">
                <text:p>1.16698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.16584">
                <text:p>1.16584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.1647">
                <text:p>1.1647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.163563">
                <text:p>1.16356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.162428">
                <text:p>1.16242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.161296">
                <text:p>1.16129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.160165">
                <text:p>1.16016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.166765">
                <text:p>1.16676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.165632">
                <text:p>1.16563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.164501">
                <text:p>1.16450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163373">
                <text:p>1.163373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.169944">
                <text:p>1.169944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.168813">
                <text:p>1.168813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.175367">
                <text:p>1.17536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.174233">
                <text:p>1.17423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.173102">
                <text:p>1.17310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.171973">
                <text:p>1.17197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.178498">
                <text:p>1.17849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.177367">
                <text:p>1.17736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.176237">
                <text:p>1.17623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17511">
                <text:p>1.17511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.173985">
                <text:p>1.17398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.172863">
                <text:p>1.17286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.171743">
                <text:p>1.171743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.170625">
                <text:p>1.17062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.169509">
                <text:p>1.16950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.168396">
                <text:p>1.16839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.167285">
                <text:p>1.167285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.166176">
                <text:p>1.16617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.16507">
                <text:p>1.165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63965">
                <text:p>1.16396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.162863">
                <text:p>1.162863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.161763">
                <text:p>1.161763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.160666">
                <text:p>1.160666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.15957">
                <text:p>1.1595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.158477">
                <text:p>1.158477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.157386">
                <text:p>1.15738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.163806">
                <text:p>1.16380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.162712">
                <text:p>1.16271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.161621">
                <text:p>1.1616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160532">
                <text:p>1.16053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.166925">
                <text:p>1.166925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.165833">
                <text:p>1.16583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.164743">
                <text:p>1.164743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.163656">
                <text:p>1.163656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.162571">
                <text:p>1.16257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.161488">
                <text:p>1.16148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.160407">
                <text:p>1.16040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.159328">
                <text:p>1.15932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.165676">
                <text:p>1.16567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164594">
                <text:p>1.16459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.163515">
                <text:p>1.16351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.162438">
                <text:p>1.16243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.161363">
                <text:p>1.16136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.16029">
                <text:p>1.1602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.159219">
                <text:p>1.159219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.15815">
                <text:p>1.1581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.157084">
                <text:p>1.15708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.156019">
                <text:p>1.156019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.162313">
                <text:p>1.16231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161246">
                <text:p>1.161246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.160181">
                <text:p>1.160181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.159119">
                <text:p>1.15911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.158058">
                <text:p>1.15805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.156999">
                <text:p>1.156999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.155943">
                <text:p>1.155943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.154888">
                <text:p>1.154888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.161138">
                <text:p>1.161138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.160081">
                <text:p>1.160081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.159026">
                <text:p>1.15902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157973">
                <text:p>1.157973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.164199">
                <text:p>1.164199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.163143">
                <text:p>1.163143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.16209">
                <text:p>1.1620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.161038">
                <text:p>1.161038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.159989">
                <text:p>1.159989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.158942">
                <text:p>1.15894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.165133">
                <text:p>1.165133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.164083">
                <text:p>1.16408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.163036">
                <text:p>1.1630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16199">
                <text:p>1.16199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.160946">
                <text:p>1.16094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.159904">
                <text:p>1.159904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.166063">
                <text:p>1.166063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.165018">
                <text:p>1.165018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.163976">
                <text:p>1.163976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.162936">
                <text:p>1.162936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.161898">
                <text:p>1.161898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.160862">
                <text:p>1.16086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.159827">
                <text:p>1.1598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157765">
                <text:p>1.15776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.156736">
                <text:p>1.156736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.15571">
                <text:p>1.1557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.154685">
                <text:p>1.15468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.153663">
                <text:p>1.153663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.152642">
                <text:p>1.15264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.158733">
                <text:p>1.158733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.15771">
                <text:p>1.1577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.156688">
                <text:p>1.15668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155669">
                <text:p>1.15566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.161736">
                <text:p>1.161736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.160714">
                <text:p>1.160714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.159695">
                <text:p>1.15969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.158677">
                <text:p>1.158677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.157661">
                <text:p>1.157661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.156647">
                <text:p>1.15664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.162682">
                <text:p>1.16268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.161666">
                <text:p>1.16166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.160651">
                <text:p>1.16065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159639">
                <text:p>1.15963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.158628">
                <text:p>1.15862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.15762">
                <text:p>1.1576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.163623">
                <text:p>1.163623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.162612">
                <text:p>1.16261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.161603">
                <text:p>1.161603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.160595">
                <text:p>1.16059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.15959">
                <text:p>1.15959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.158586">
                <text:p>1.15858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.157585">
                <text:p>1.15758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.156585">
                <text:p>1.15658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.162548">
                <text:p>1.1625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.161546">
                <text:p>1.16154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.160546">
                <text:p>1.160546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.159547">
                <text:p>1.15954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.158551">
                <text:p>1.158551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.157556">
                <text:p>1.15755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.163489">
                <text:p>1.16348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.162492">
                <text:p>1.16249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.161496">
                <text:p>1.1614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60503">
                <text:p>1.160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64cm" svg:height="23.163cm" xlink:href=".." xlink:type="simple" chart:class="chart:line" chart:style-name="ch1">
        <chart:legend chart:legend-position="end" svg:x="37.627cm" svg:y="11.282cm" style:legend-expansion="high" chart:style-name="ch2"/>
        <chart:plot-area chart:style-name="ch3" table:cell-range-address="Arkusz2.B2:Arkusz2.C1000" chart:data-source-has-labels="column" svg:x="0.813cm" svg:y="0.463cm" svg:width="36.001cm" svg:height="22.237cm">
          <chartooo:coordinate-region svg:x="1.54cm" svg:y="0.463cm" svg:width="35.274cm" svg:height="21.114cm"/>
          <chart:axis chart:dimension="x" chart:name="primary-x" chart:style-name="ch4" chartooo:axis-type="auto">
            <chartooo:date-scale/>
            <chart:categories table:cell-range-address="Arkusz2.B2:Arkusz2.B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2.C2:Arkusz2.C1000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rkusz2.B2:Arkusz2.B1000</svg:desc>
                </draw:g>
              </table:table-cell>
              <table:table-cell office:value-type="float" office:value="0.75">
                <text:p>0.75</text:p>
                <draw:g>
                  <svg:desc>Arkusz2.C2:Arkusz2.C10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